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style:font-name="Courier New2"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646464" style:font-name="Courier New1" fo:font-size="10pt" style:font-size-asian="10pt" style:font-size-complex="10pt"/>
    </style:style>
    <style:style style:name="P24"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5" style:family="paragraph" style:parent-style-name="Preformatted_20_Text">
      <style:text-properties fo:color="#646464" style:font-name="Courier New2" fo:font-size="10pt" style:font-size-asian="10pt" style:font-size-complex="10pt"/>
    </style:style>
    <style:style style:name="P26" style:family="paragraph" style:parent-style-name="Standard" style:list-style-name="">
      <style:paragraph-properties fo:line-height="0.1945in"/>
      <style:text-properties style:use-window-font-color="true"/>
    </style:style>
    <style:style style:name="P27" style:family="paragraph" style:parent-style-name="Standard" style:list-style-name="">
      <style:paragraph-properties fo:line-height="0.1846in"/>
      <style:text-properties style:use-window-font-color="true"/>
    </style:style>
    <style:style style:name="P28" style:family="paragraph" style:parent-style-name="Standard" style:list-style-name=""/>
    <style:style style:name="P29" style:family="paragraph" style:parent-style-name="Standard" style:list-style-name="">
      <style:paragraph-properties fo:keep-together="always"/>
    </style:style>
    <style:style style:name="P3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2" style:family="paragraph" style:parent-style-name="Standard" style:list-style-name="">
      <style:paragraph-properties fo:margin-top="0in" fo:margin-bottom="0.1945in"/>
      <style:text-properties fo:font-size="9pt" style:font-size-asian="9pt" style:font-size-complex="9pt"/>
    </style:style>
    <style:style style:name="P33" style:family="paragraph" style:parent-style-name="Standard" style:list-style-name="">
      <style:paragraph-properties fo:margin-top="0in" fo:margin-bottom="0.1945in"/>
      <style:text-properties fo:font-size="10pt" style:font-size-asian="10pt" style:font-size-complex="10pt"/>
    </style:style>
    <style:style style:name="P34" style:family="paragraph" style:parent-style-name="Standard" style:list-style-name="">
      <style:paragraph-properties fo:margin-top="0in" fo:margin-bottom="0.1945in" fo:keep-together="always"/>
    </style:style>
    <style:style style:name="P35" style:family="paragraph" style:parent-style-name="Standard" style:list-style-name="">
      <style:paragraph-properties fo:margin-top="0in" fo:margin-bottom="0.1945in"/>
    </style:style>
    <style:style style:name="P36" style:family="paragraph" style:parent-style-name="Standard" style:list-style-name="">
      <style:paragraph-properties fo:margin-top="0.0374in" fo:margin-bottom="0.0374in"/>
      <style:text-properties fo:font-size="9pt" style:font-size-asian="9pt" style:font-size-complex="9pt"/>
    </style:style>
    <style:style style:name="P3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8" style:family="paragraph" style:parent-style-name="Standard" style:list-style-name="">
      <style:paragraph-properties fo:margin-top="0.0374in" fo:margin-bottom="0.0374in"/>
    </style:style>
    <style:style style:name="P39" style:family="paragraph" style:parent-style-name="Standard" style:list-style-name="">
      <style:paragraph-properties fo:margin-top="0.0374in" fo:margin-bottom="0.0374in"/>
      <style:text-properties fo:font-size="10pt" style:font-size-asian="10pt" style:font-size-complex="10pt"/>
    </style:style>
    <style:style style:name="P4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1" style:family="paragraph" style:parent-style-name="Standard" style:list-style-name="">
      <style:paragraph-properties fo:margin-top="0.0374in" fo:margin-bottom="0.0374in"/>
      <style:text-properties style:use-window-font-color="true"/>
    </style:style>
    <style:style style:name="P42" style:family="paragraph" style:parent-style-name="Standard" style:list-style-name="">
      <style:paragraph-properties fo:margin-top="0.0374in" fo:margin-bottom="0.0374in" fo:text-align="center" style:justify-single-word="false"/>
      <style:text-properties style:use-window-font-color="true"/>
    </style:style>
    <style:style style:name="P4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fo:keep-with-next="always"/>
      <style:text-properties style:use-window-font-color="true"/>
    </style:style>
    <style:style style:name="P4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7" style:family="paragraph" style:parent-style-name="Standard" style:list-style-name="">
      <style:paragraph-properties fo:margin-top="0.1945in" fo:margin-bottom="0in"/>
    </style:style>
    <style:style style:name="P48" style:family="paragraph" style:parent-style-name="Standard" style:list-style-name="">
      <style:paragraph-properties fo:margin-top="0.1945in" fo:margin-bottom="0in"/>
      <style:text-properties fo:font-size="10pt" style:font-size-asian="10pt" style:font-size-complex="10pt"/>
    </style:style>
    <style:style style:name="P4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1" style:family="paragraph" style:parent-style-name="Standard" style:list-style-name="">
      <style:paragraph-properties fo:margin-top="0.1945in" fo:margin-bottom="0in" fo:keep-together="always" fo:keep-with-next="always"/>
    </style:style>
    <style:style style:name="P52" style:family="paragraph" style:parent-style-name="Standard" style:list-style-name="">
      <style:paragraph-properties fo:margin-left="0.5in" fo:margin-right="0in" fo:margin-top="0in" fo:margin-bottom="0.1945in" fo:text-indent="0in" style:auto-text-indent="false"/>
    </style:style>
    <style:style style:name="P5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text-indent="0in" style:auto-text-indent="false"/>
    </style:style>
    <style:style style:name="P5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7" style:family="paragraph" style:parent-style-name="Standard" style:list-style-name="">
      <style:paragraph-properties fo:margin-left="0.5in" fo:margin-right="0in" fo:margin-top="0in" fo:margin-bottom="0.1665in" fo:text-indent="0in" style:auto-text-indent="false"/>
    </style:style>
    <style:style style:name="P5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in" fo:margin-bottom="0.1665in"/>
      <style:text-properties fo:font-size="10pt" style:font-size-asian="10pt" style:font-size-complex="10pt"/>
    </style:style>
    <style:style style:name="P61" style:family="paragraph" style:parent-style-name="Standard" style:list-style-name="">
      <style:paragraph-properties fo:margin-top="0in" fo:margin-bottom="0.1665in"/>
    </style:style>
    <style:style style:name="P62" style:family="paragraph" style:parent-style-name="Standard" style:list-style-name="">
      <style:paragraph-properties fo:keep-with-next="always"/>
    </style:style>
    <style:style style:name="P6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keep-together="always" fo:keep-with-next="always"/>
    </style:style>
    <style:style style:name="P65" style:family="paragraph" style:parent-style-name="Standard" style:list-style-name="">
      <style:paragraph-properties fo:margin-top="0.1736in" fo:margin-bottom="0.1945in" fo:keep-together="always"/>
    </style:style>
    <style:style style:name="P6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7" style:family="paragraph" style:parent-style-name="Standard" style:list-style-name="">
      <style:paragraph-properties fo:margin-top="0.0319in" fo:margin-bottom="0.0319in" fo:keep-with-next="always"/>
      <style:text-properties style:use-window-font-color="true"/>
    </style:style>
    <style:style style:name="P6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9" style:family="paragraph" style:parent-style-name="Standard" style:list-style-name="">
      <style:paragraph-properties fo:margin-top="0.0319in" fo:margin-bottom="0.0319in" fo:text-align="end" style:justify-single-word="false"/>
      <style:text-properties style:use-window-font-color="true"/>
    </style:style>
    <style:style style:name="P70" style:family="paragraph" style:parent-style-name="Standard" style:list-style-name="">
      <style:paragraph-properties fo:margin-top="0.0319in" fo:margin-bottom="0.0319in" fo:text-align="center" style:justify-single-word="false"/>
      <style:text-properties style:use-window-font-color="true"/>
    </style:style>
    <style:style style:name="P71" style:family="paragraph" style:parent-style-name="Standard" style:list-style-name="">
      <style:paragraph-properties fo:margin-top="0.0319in" fo:margin-bottom="0.0319in" fo:text-align="end" style:justify-single-word="false"/>
    </style:style>
    <style:style style:name="P72" style:family="paragraph" style:parent-style-name="Standard" style:list-style-name="">
      <style:paragraph-properties fo:margin-top="0.0319in" fo:margin-bottom="0.0319in" fo:text-align="center" style:justify-single-word="false"/>
    </style:style>
    <style:style style:name="P73" style:family="paragraph" style:parent-style-name="Standard" style:list-style-name="">
      <style:paragraph-properties fo:margin-top="0.0319in" fo:margin-bottom="0.0319in"/>
    </style:style>
    <style:style style:name="P74" style:family="paragraph" style:parent-style-name="Standard" style:list-style-name="">
      <style:paragraph-properties fo:margin-top="0.0319in" fo:margin-bottom="0in"/>
    </style:style>
    <style:style style:name="P7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7" style:family="paragraph" style:parent-style-name="Standard" style:list-style-name="">
      <style:paragraph-properties fo:margin-left="0in" fo:margin-right="0in" fo:margin-top="0.028in" fo:margin-bottom="0.0319in" fo:text-indent="0.4165in" style:auto-text-indent="false"/>
    </style:style>
    <style:style style:name="P7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9" style:family="paragraph" style:parent-style-name="Standard" style:list-style-name="">
      <style:paragraph-properties fo:margin-left="1in" fo:margin-right="0in" fo:text-indent="0in" style:auto-text-indent="false"/>
    </style:style>
    <style:style style:name="P8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1736in" fo:margin-bottom="0in" fo:keep-together="always" fo:keep-with-next="always"/>
    </style:style>
    <style:style style:name="P8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4" style:family="paragraph" style:parent-style-name="List_20_Heading" style:list-style-name="">
      <style:text-properties fo:color="#000000" fo:font-size="10pt" style:font-size-asian="10pt" style:font-size-complex="10pt"/>
    </style:style>
    <style:style style:name="P85" style:family="paragraph" style:parent-style-name="Heading_20_2">
      <style:text-properties fo:language="en" fo:country="US" style:language-complex="ar" style:country-complex="SA"/>
    </style:style>
    <style:style style:name="P8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8" style:family="paragraph" style:parent-style-name="Heading_20_1">
      <style:text-properties fo:language="en" fo:country="US" style:language-complex="ar" style:country-complex="SA"/>
    </style:style>
    <style:style style:name="P89" style:family="paragraph" style:parent-style-name="Heading_20_1">
      <style:paragraph-properties fo:break-before="page"/>
      <style:text-properties fo:language="en" fo:country="US" style:language-complex="ar" style:country-complex="SA"/>
    </style:style>
    <style:style style:name="P90" style:family="paragraph" style:parent-style-name="Detail_20_Heading" style:list-style-name="">
      <style:paragraph-properties fo:padding="0.0236in" fo:border="0.0008in solid #666666"/>
      <style:text-properties fo:color="#000000"/>
    </style:style>
    <style:style style:name="P91" style:family="paragraph" style:parent-style-name="Detail_20_Heading" style:list-style-name="">
      <style:paragraph-properties fo:margin-top="0.0807in" fo:margin-bottom="0.0193in" fo:padding="0.0236in" fo:border="0.0008in solid #666666"/>
      <style:text-properties fo:color="#000000"/>
    </style:style>
    <style:style style:name="P9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4" style:family="paragraph" style:parent-style-name="Body" style:list-style-name="L1"/>
    <style:style style:name="P95" style:family="paragraph" style:parent-style-name="Body" style:list-style-name="L2"/>
    <style:style style:name="P96" style:family="paragraph" style:parent-style-name="Body" style:list-style-name="L3"/>
    <style:style style:name="P97" style:family="paragraph" style:parent-style-name="Body" style:list-style-name="L4"/>
    <style:style style:name="P98" style:family="paragraph" style:parent-style-name="Definition_20_Term">
      <style:text-properties fo:language="en" fo:country="US" style:language-complex="ar" style:country-complex="SA"/>
    </style:style>
    <style:style style:name="P9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Item_20_Heading" style:list-style-name="">
      <style:text-properties fo:color="#000000"/>
    </style:style>
    <style:style style:name="P101" style:family="paragraph" style:parent-style-name="Item_20_Heading" style:list-style-name="">
      <style:paragraph-properties fo:margin-top="0.1693in" fo:margin-bottom="0.161in"/>
      <style:text-properties fo:color="#000000"/>
    </style:style>
    <style:style style:name="P10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language="en" fo:country="US" style:language-complex="ar" style:country-complex="SA"/>
    </style:style>
    <style:style style:name="T9" style:family="text">
      <style:text-properties fo:color="#646464"/>
    </style:style>
    <style:style style:name="T10" style:family="text">
      <style:text-properties fo:color="#646464" style:font-name="Courier New1" fo:font-size="10pt" style:font-name-asian="Monaco" style:font-size-asian="10pt" style:font-name-complex="Monaco" style:font-size-complex="10pt"/>
    </style:style>
    <style:style style:name="T11" style:family="text">
      <style:text-properties fo:font-size="14pt" fo:font-weight="normal" style:font-size-asian="14pt" style:font-weight-asian="normal"/>
    </style:style>
    <style:style style:name="T12" style:family="text">
      <style:text-properties style:font-name="Courier New"/>
    </style:style>
    <style:style style:name="T13"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4" style:family="text">
      <style:text-properties fo:color="#7f0055" fo:font-weight="bold" style:font-weight-asian="bold" style:font-weight-complex="bold"/>
    </style:style>
    <style:style style:name="T15" style:family="text">
      <style:text-properties fo:color="#0000c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normal" style:font-weight-asian="normal" style:font-weight-complex="normal"/>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weight="normal" style:font-weight-asian="normal" style:font-weight-complex="normal"/>
    </style:style>
    <style:style style:name="T29" style:family="text">
      <style:text-properties fo:color="#808080" style:font-name="Verdana" fo:font-size="7pt" style:font-name-asian="Verdana" style:font-size-asian="7pt" style:font-name-complex="Verdana" style:font-size-complex="7pt"/>
    </style:style>
    <style:style style:name="T30" style:family="text">
      <style:text-properties style:font-name="Courier New2"/>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17807936" text:id="ct105553117807936">
          <text:insertion>
            <office:change-info>
              <dc:creator>BJ Hargrave</dc:creator>
              <dc:date>2014-09-26T15:50:00</dc:date>
            </office:change-info>
          </text:insertion>
        </text:changed-region>
        <text:changed-region xml:id="ct105553117808128" text:id="ct105553117808128">
          <text:insertion>
            <office:change-info>
              <dc:creator>BJ Hargrave</dc:creator>
              <dc:date>2014-09-26T15:50:00</dc:date>
            </office:change-info>
          </text:insertion>
        </text:changed-region>
        <text:changed-region xml:id="ct105553117808320" text:id="ct105553117808320">
          <text:insertion>
            <office:change-info>
              <dc:creator>BJ Hargrave</dc:creator>
              <dc:date>2014-09-26T15:50:00</dc:date>
            </office:change-info>
          </text:insertion>
        </text:changed-region>
        <text:changed-region xml:id="ct105553117810816" text:id="ct105553117810816">
          <text:insertion>
            <office:change-info>
              <dc:creator>BJ Hargrave</dc:creator>
              <dc:date>2014-09-26T15:51:00</dc:date>
            </office:change-info>
          </text:insertion>
        </text:changed-region>
        <text:changed-region xml:id="ct105553119860928" text:id="ct105553119860928">
          <text:insertion>
            <office:change-info>
              <dc:creator>BJ Hargrave</dc:creator>
              <dc:date>2014-09-26T17:01:00</dc:date>
            </office:change-info>
          </text:insertion>
        </text:changed-region>
        <text:changed-region xml:id="ct105553117809088" text:id="ct105553117809088">
          <text:insertion>
            <office:change-info>
              <dc:creator>BJ Hargrave</dc:creator>
              <dc:date>2014-09-26T17:02:00</dc:date>
            </office:change-info>
          </text:insertion>
        </text:changed-region>
        <text:changed-region xml:id="ct105553119876096" text:id="ct105553119876096">
          <text:deletion>
            <office:change-info>
              <dc:creator>BJ Hargrave</dc:creator>
              <dc:date>2014-09-26T16:16:00</dc:date>
            </office:change-info>
            <text:p text:style-name="Body">, $, or camel casing is used to provide spaces</text:p>
          </text:deletion>
        </text:changed-region>
        <text:changed-region xml:id="ct105553119862656" text:id="ct105553119862656">
          <text:insertion>
            <office:change-info>
              <dc:creator>BJ Hargrave</dc:creator>
              <dc:date>2014-09-26T16:16:00</dc:date>
            </office:change-info>
          </text:insertion>
        </text:changed-region>
        <text:changed-region xml:id="ct105553119858048" text:id="ct105553119858048">
          <text:insertion>
            <office:change-info>
              <dc:creator>BJ Hargrave</dc:creator>
              <dc:date>2014-09-26T16:15:00</dc:date>
            </office:change-info>
          </text:insertion>
        </text:changed-region>
        <text:changed-region xml:id="ct105553119873408" text:id="ct105553119873408">
          <text:deletion>
            <office:change-info>
              <dc:creator>BJ Hargrave</dc:creator>
              <dc:date>2014-09-26T16:15:00</dc:date>
            </office:change-info>
            <text:p text:style-name="Body">ing is used to provide spaces</text:p>
          </text:deletion>
        </text:changed-region>
        <text:changed-region xml:id="ct105553119857088" text:id="ct105553119857088">
          <text:deletion>
            <office:change-info>
              <dc:creator>BJ Hargrave</dc:creator>
              <dc:date>2014-09-26T16:38:00</dc:date>
            </office:change-info>
            <text:p text:style-name="Body"><text:s/>camel cas</text:p>
          </text:deletion>
        </text:changed-region>
        <text:changed-region xml:id="ct105553119875136" text:id="ct105553119875136">
          <text:deletion>
            <office:change-info>
              <dc:creator>BJ Hargrave</dc:creator>
              <dc:date>2014-09-26T16:15:00</dc:date>
            </office:change-info>
            <text:p text:style-name="Body">, or</text:p>
          </text:deletion>
        </text:changed-region>
        <text:changed-region xml:id="ct105553119867648" text:id="ct105553119867648">
          <text:deletion>
            <office:change-info>
              <dc:creator>BJ Hargrave</dc:creator>
              <dc:date>2014-09-26T16:38:00</dc:date>
            </office:change-info>
            <text:p text:style-name="Body">$</text:p>
          </text:deletion>
        </text:changed-region>
        <text:changed-region xml:id="ct105553119873984" text:id="ct105553119873984">
          <text:deletion>
            <office:change-info>
              <dc:creator>BJ Hargrave</dc:creator>
              <dc:date>2014-09-26T16:15:00</dc:date>
            </office:change-info>
            <text:p text:style-name="Body">, </text:p>
          </text:deletion>
        </text:changed-region>
        <text:changed-region xml:id="ct105553119866112" text:id="ct105553119866112">
          <text:insertion>
            <office:change-info>
              <dc:creator>BJ Hargrave</dc:creator>
              <dc:date>2014-09-26T16:38:00</dc:date>
            </office:change-info>
          </text:insertion>
        </text:changed-region>
        <text:changed-region xml:id="ct105553119874368" text:id="ct105553119874368">
          <text:insertion>
            <office:change-info>
              <dc:creator>BJ Hargrave</dc:creator>
              <dc:date>2014-09-26T15:53:00</dc:date>
            </office:change-info>
          </text:insertion>
        </text:changed-region>
        <text:changed-region xml:id="ct105553119876864" text:id="ct105553119876864">
          <text:deletion>
            <office:change-info>
              <dc:creator>BJ Hargrave</dc:creator>
              <dc:date>2014-09-26T16:58:00</dc:date>
            </office:change-info>
            <text:p text:style-name="Body">is the enum element toString() output </text:p>
          </text:deletion>
        </text:changed-region>
        <text:changed-region xml:id="ct105553117818304" text:id="ct105553117818304">
          <text:deletion>
            <office:change-info>
              <dc:creator>BJ Hargrave</dc:creator>
              <dc:date>2014-09-26T16:58:00</dc:date>
            </office:change-info>
            <text:p text:style-name="Body">element name() output</text:p>
          </text:deletion>
        </text:changed-region>
        <text:changed-region xml:id="ct105553119856512" text:id="ct105553119856512">
          <text:insertion>
            <office:change-info>
              <dc:creator>BJ Hargrave</dc:creator>
              <dc:date>2014-09-26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08 Metatype Annotations</text:user-defined></text:p>
      <text:p text:style-name="P20"><text:span text:style-name="T11">Draft<text:line-break/><text:line-break/></text:span><text:span text:style-name="T11"><text:page-count style:num-format="1">28</text:page-count></text:span><text:span text:style-name="T11"> Pages</text:span></text:p>
      <text:p text:style-name="P20"/>
      <text:p text:style-name="P16">Abstract</text:p>
      <text:p text:style-name="P17">This RFC introduces annotations for the Metatype specification which can be use to annotate Java types so that tools can generate Meta Type Resources from the type declaration.</text:p>
      <text:p text:style-name="P8"/>
      <text:h text:style-name="P89" text:outline-level="1" text:restart-numbering="true" text:start-value="-1">Document Information</text:h>
      <text:h text:style-name="P85" text:outline-level="2">License</text:h>
      <text:p text:style-name="P9">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85"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5" text:outline-level="2">Feedback</text:h>
      <text:p text:style-name="Body"><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8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3">0 Document Information<text:tab/>2</text:p>
          <text:p text:style-name="P92">0.1 License<text:tab/>2</text:p>
          <text:p text:style-name="P92">0.2 Trademarks<text:tab/>3</text:p>
          <text:p text:style-name="P92">0.3 Feedback<text:tab/>3</text:p>
          <text:p text:style-name="P92">0.4 Table of Contents<text:tab/>3</text:p>
          <text:p text:style-name="P92">0.5 Terminology and Document Conventions<text:tab/>4</text:p>
          <text:p text:style-name="P92">0.6 Revision History<text:tab/>4</text:p>
          <text:p text:style-name="P93">1 Introduction<text:tab/>5</text:p>
          <text:p text:style-name="P93">2 Application Domain<text:tab/>5</text:p>
          <text:p text:style-name="P93">3 Problem Description<text:tab/>6</text:p>
          <text:p text:style-name="P93">4 Requirements<text:tab/>6</text:p>
          <text:p text:style-name="P93">5 Technical Solution<text:tab/>7</text:p>
          <text:p text:style-name="P92">5.1 Introduction<text:tab/>7</text:p>
          <text:p text:style-name="P92">5.2 @ObjectClassDefinition<text:tab/>8</text:p>
          <text:p text:style-name="P92">5.3 @AttributeDefinition<text:tab/>9</text:p>
          <text:p text:style-name="P92">5.4 @Designate<text:tab/>10</text:p>
          <text:p text:style-name="P92">5.5 @Option<text:tab/>10</text:p>
          <text:p text:style-name="P92">5.6 @Icon<text:tab/>10</text:p>
          <text:p text:style-name="P92">5.7 Other Changes<text:tab/>11</text:p>
          <text:p text:style-name="P87">5.7.1 Bug 2436<text:tab/>11</text:p>
          <text:p text:style-name="P87">5.7.2 Bug 2540<text:tab/>11</text:p>
          <text:p text:style-name="P87">5.7.3 List replaces Vector<text:tab/>11</text:p>
          <text:p text:style-name="P93"><text:soft-page-break/>6 Javadoc<text:tab/>11</text:p>
          <text:p text:style-name="P93">7 Considered Alternatives<text:tab/>28</text:p>
          <text:p text:style-name="P93">8 Security Considerations<text:tab/>28</text:p>
          <text:p text:style-name="P93">9 Document Support<text:tab/>28</text:p>
          <text:p text:style-name="P92">9.1 References<text:tab/>28</text:p>
          <text:p text:style-name="P92">9.2 Author’s Address<text:tab/>28</text:p>
          <text:p text:style-name="P92">9.3 Acronyms and Abbreviations<text:tab/>28</text:p>
          <text:p text:style-name="P92">9.4 End of Document<text:tab/>28</text:p>
        </text:index-body>
      </text:table-of-content>
      <text:p text:style-name="P8"/>
      <text:h text:style-name="P85"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2">Source code is shown in this typeface</text:span>.</text:p>
      <text:h text:style-name="P85"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2013-11-19</text:p>
          </table:table-cell>
          <table:table-cell table:style-name="Table1.C1" office:value-type="string">
            <text:p text:style-name="P18">Initial draft.</text:p>
            <text:p text:style-name="P18">BJ Hargrave, IBM</text:p>
          </table:table-cell>
        </table:table-row>
        <table:table-row table:style-name="Table1.2">
          <table:table-cell table:style-name="Table1.A3" office:value-type="string">
            <text:p text:style-name="P19">2<text:span text:style-name="T17">nd</text:span></text:p>
          </table:table-cell>
          <table:table-cell table:style-name="Table1.A3" office:value-type="string">
            <text:p text:style-name="P18">2013-11-20</text:p>
          </table:table-cell>
          <table:table-cell table:style-name="Table1.C3" office:value-type="string">
            <text:p text:style-name="P18">Updated after feedback from Peter Kriens. Replaced Designate annotation with designate and designateFactory elements on the ObjectClassDefinition annotation. Also added icon element (and Icon annotation) to ObjectClassDefinition.</text:p>
            <text:p text:style-name="P18">BJ Hargrave. IBM</text:p>
          </table:table-cell>
        </table:table-row>
        <table:table-row table:style-name="Table1.2">
          <table:table-cell table:style-name="Table1.A3" office:value-type="string">
            <text:p text:style-name="P19">3<text:span text:style-name="T17">rd</text:span></text:p>
          </table:table-cell>
          <table:table-cell table:style-name="Table1.A3" office:value-type="string">
            <text:p text:style-name="P18">2013-11-21</text:p>
          </table:table-cell>
          <table:table-cell table:style-name="Table1.C3" office:value-type="string">
            <text:p text:style-name="P18">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8">BJ Hargrave, IBM</text:p>
          </table:table-cell>
        </table:table-row>
        <table:table-row table:style-name="Table1.2">
          <table:table-cell table:style-name="Table1.A3" office:value-type="string">
            <text:p text:style-name="P19">4<text:span text:style-name="T17">th</text:span></text:p>
          </table:table-cell>
          <table:table-cell table:style-name="Table1.A3" office:value-type="string">
            <text:p text:style-name="P18">2013-12-05</text:p>
          </table:table-cell>
          <table:table-cell table:style-name="Table1.C3" office:value-type="string">
            <text:p text:style-name="P18">Accepted changes after review at CPEG meeting.</text:p>
            <text:p text:style-name="P18">BJ Hargrave, IBM</text:p>
          </table:table-cell>
        </table:table-row>
        <table:table-row table:style-name="Table1.2">
          <table:table-cell table:style-name="Table1.A3" office:value-type="string">
            <text:p text:style-name="P19">5<text:span text:style-name="T17">th</text:span></text:p>
          </table:table-cell>
          <table:table-cell table:style-name="Table1.A3" office:value-type="string">
            <text:p text:style-name="P18">2014-06-25</text:p>
          </table:table-cell>
          <table:table-cell table:style-name="Table1.C3" office:value-type="string">
            <text:p text:style-name="P18">Added Designate annotation to replace pid/factoryPid elements of ObjectClassDefinition.</text:p>
            <text:p text:style-name="P18">BJ Hargrave, IBM</text:p>
          </table:table-cell>
        </table:table-row>
        <text:soft-page-break/>
        <table:table-row table:style-name="Table1.2">
          <table:table-cell table:style-name="Table1.A3" office:value-type="string">
            <text:p text:style-name="P19">6<text:span text:style-name="T17">th</text:span></text:p>
          </table:table-cell>
          <table:table-cell table:style-name="Table1.A3" office:value-type="string">
            <text:p text:style-name="P18">2014-06-28</text:p>
          </table:table-cell>
          <table:table-cell table:style-name="Table1.C3" office:value-type="string">
            <text:p text:style-name="P18">Restored replace pid/factoryPid elements of ObjectClassDefinition.</text:p>
            <text:p text:style-name="P18">BJ Hargrave, IBM</text:p>
          </table:table-cell>
        </table:table-row>
        <table:table-row table:style-name="Table1.2">
          <table:table-cell table:style-name="Table1.A3" office:value-type="string">
            <text:p text:style-name="P19"><text:change-start text:change-id="ct105553117807936"/>7<text:span text:style-name="T17">th</text:span><text:change-end text:change-id="ct105553117807936"/></text:p>
          </table:table-cell>
          <table:table-cell table:style-name="Table1.A3" office:value-type="string">
            <text:p text:style-name="P18"><text:change-start text:change-id="ct105553117808128"/>2014-09-26<text:change-end text:change-id="ct105553117808128"/></text:p>
          </table:table-cell>
          <table:table-cell table:style-name="Table1.C3" office:value-type="string">
            <text:p text:style-name="P18"><text:change-start text:change-id="ct105553117808320"/>Updated from comments in bug 27<text:change-end text:change-id="ct105553117808320"/><text:change-start text:change-id="ct105553117810816"/>25.</text:p>
            <text:p text:style-name="P18">BJ Hargrave, IBM<text:change-end text:change-id="ct105553117810816"/></text:p>
          </table:table-cell>
        </table:table-row>
      </table:table>
      <text:p text:style-name="P8"/>
      <text:h text:style-name="P88"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8" text:outline-level="1">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text:soft-page-break/>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88" text:outline-level="1">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8"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8" text:outline-level="1"><text:soft-page-break/>Technical Solution</text:h>
      <text:h text:style-name="Heading_20_2" text:outline-level="2">Introduction</text:h>
      <text:p text:style-name="P8">Annotations are defined that can applied to the configuration annotation types from RFC 190. An example from RFC 190:</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3">@ObjectClassDefinition</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24"/>
      <text:p text:style-name="P8">a tool (like bnd) processing the bundle can automatically generate a Meta Type Resource XML document from the information in the Config type. The main purpose of these annotations is to generate Meta Type Resource XML documents from the configuration annotations.<text:change-start text:change-id="ct105553119860928"/> Tools pro<text:change-end text:change-id="ct105553119860928"/><text:change-start text:change-id="ct105553117809088"/>cessing these annotations must always generate valid Meta Type Resource XML documents. If this is not possible, then the tool must report an error to enable the programmer to take corrective action.<text:change-end text:change-id="ct105553117809088"/></text:p>
      <text:p text:style-name="P8">In this larger example:</text:p>
      <text:p text:style-name="P13"><text:span text:style-name="T9">@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oft-page-break/><text:span text:style-name="T3"><text:tab/><text:tab/>name = </text:span><text:span text:style-name="T1">"%test.name"</text:span></text:p>
      <text:p text:style-name="P5"><text:span text:style-name="T3"><text:tab/><text:tab/>icon = </text:span><text:span text:style-name="T9">@Icon</text:span><text:span text:style-name="T3">(resource = </text:span><text:span text:style-name="T1">"icon/test-32.png"</text:span><text:span text:style-name="T3">, size = 32))</text:span></text:p>
      <text:p text:style-name="P5"><text:span text:style-name="T14">public</text:span><text:span text:style-name="T3"> </text:span><text:span text:style-name="T14">@interface</text:span><text:span text:style-name="T3"> </text:span><text:span text:style-name="T9">Test</text:span><text:span text:style-name="T3"> {</text:span></text:p>
      <text:p text:style-name="P5"><text:span text:style-name="T3"><text:tab/></text:span><text:span text:style-name="T9">@AttributeDefinition</text:span><text:span text:style-name="T3">(type = AttributeType.</text:span><text:span text:style-name="T15">PASSWORD</text:span><text:span text:style-name="T3">,</text:span></text:p>
      <text:p text:style-name="P5"><text:span text:style-name="T3"><text:tab/><text:tab/>description = </text:span><text:span text:style-name="T1">"%test.password.description"</text:span><text:span text:style-name="T3">,</text:span></text:p>
      <text:p text:style-name="P5"><text:span text:style-name="T3"><text:tab/><text:tab/>name = </text:span><text:span text:style-name="T1">"%test.password.name"</text:span><text:span text:style-name="T3">)</text:span></text:p>
      <text:p text:style-name="P5"><text:span text:style-name="T3"><text:tab/></text:span><text:span text:style-name="T14">public</text:span><text:span text:style-name="T3"> String _password();</text:span></text:p>
      <text:p text:style-name="P5"/>
      <text:p text:style-name="P5"><text:span text:style-name="T3"><text:tab/></text:span><text:span text:style-name="T9">@AttributeDefinition</text:span><text:span text:style-name="T3">(options = {</text:span></text:p>
      <text:p text:style-name="P5"><text:span text:style-name="T3"><text:tab/><text:tab/></text:span><text:span text:style-name="T9">@Option</text:span><text:span text:style-name="T3">(label = </text:span><text:span text:style-name="T1">"%strategic"</text:span><text:span text:style-name="T3">, value = </text:span><text:span text:style-name="T1">"strategic"</text:span><text:span text:style-name="T3">),</text:span></text:p>
      <text:p text:style-name="P5"><text:span text:style-name="T3"><text:tab/><text:tab/></text:span><text:span text:style-name="T9">@Option</text:span><text:span text:style-name="T3">(label = </text:span><text:span text:style-name="T1">"%principal"</text:span><text:span text:style-name="T3">, value = </text:span><text:span text:style-name="T1">"principal"</text:span><text:span text:style-name="T3">),</text:span></text:p>
      <text:p text:style-name="P5"><text:span text:style-name="T3"><text:tab/><text:tab/></text:span><text:span text:style-name="T9">@Option</text:span><text:span text:style-name="T3">(label = </text:span><text:span text:style-name="T1">"%contributing"</text:span><text:span text:style-name="T3">, value = </text:span><text:span text:style-name="T1">"contributing"</text:span><text:span text:style-name="T3">)</text:span></text:p>
      <text:p text:style-name="P6"><text:tab/>},</text:p>
      <text:p text:style-name="P5"><text:span text:style-name="T3"><text:tab/><text:tab/>defaultValue = </text:span><text:span text:style-name="T1">"contributing"</text:span><text:span text:style-name="T3">,</text:span></text:p>
      <text:p text:style-name="P5"><text:span text:style-name="T3"><text:tab/><text:tab/>description = </text:span><text:span text:style-name="T1">"%test.membertype.description"</text:span><text:span text:style-name="T3">,</text:span></text:p>
      <text:p text:style-name="P5"><text:span text:style-name="T3"><text:tab/><text:tab/>name = </text:span><text:span text:style-name="T1">"%test.membertype.name"</text:span><text:span text:style-name="T3">)</text:span></text:p>
      <text:p text:style-name="P5"><text:span text:style-name="T3"><text:tab/></text:span><text:span text:style-name="T14">public</text:span><text:span text:style-name="T3"> String memberType();</text:span></text:p>
      <text:p text:style-name="P6"/>
      <text:p text:style-name="P5"><text:span text:style-name="T3"><text:tab/></text:span><text:span text:style-name="T14">public</text:span><text:span text:style-name="T3"> String my_prop();</text:span></text:p>
      <text:p text:style-name="P6">}</text:p>
      <text:p text:style-name="P6"/>
      <text:p text:style-name="P25">@Component(configurationPid = <text:span text:style-name="T2">"test.pid"</text:span>)</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7">}</text:p>
      <text:p text:style-name="P8">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8">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4629420686355855707" text:style-name="L1">
        <text:list-item>
          <text:p text:style-name="P94">name – (String) A human readable name of the object, can be localized if it starts with a % sign. The default is a string derived from the id where _<text:change text:change-id="ct105553119876096"/><text:change-start text:change-id="ct105553119862656"/> and $ are replaced with space and space is inserted between camel case words<text:change-end text:change-id="ct105553119862656"/>. The name becomes the value of the name attribute of the OCD element in the generated Meta Type Resource XML document.</text:p>
        </text:list-item>
        <text:list-item>
          <text:p text:style-name="P94"><text:soft-page-break/>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94">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1721513479578112269" text:style-name="L2">
        <text:list-item>
          <text:p text:style-name="P95">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95">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95">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95">icon – (Icon[]) Specify icons (resource name and size). The default is no icon information. The icon information becomes a set of Icon elements of the OCD element in the generated Meta Type Resource XML document.</text:p>
        </text:list-item>
      </text:list>
      <text:p text:style-name="Body">Each method of the <text:s text:c="2"/>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he following elements are defined:</text:p>
      <text:list xml:id="list5280799147803942070" text:style-name="L3">
        <text:list-item>
          <text:p text:style-name="P96">name – (String) A human readable name of the attribute, can be localized if it starts with a % sign. The default is a string derived from the method name where _<text:change-start text:change-id="ct105553119858048"/> <text:change-end text:change-id="ct105553119858048"/><text:change text:change-id="ct105553119873408"/><text:change text:change-id="ct105553119857088"/><text:change text:change-id="ct105553119875136"/><text:change text:change-id="ct105553119867648"/><text:change text:change-id="ct105553119873984"/><text:change-start text:change-id="ct105553119866112"/><text:s/>and $ are replaced with space and space is inserted between camel case words<text:change-end text:change-id="ct105553119866112"/>. The name becomes the value of the name attribute of the AD element in the generated Meta Type Resource XML document.</text:p>
        </text:list-item>
        <text:list-item>
          <text:p text:style-name="P96">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96">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5">A tool processing the annotation should declare an error </text:span></text:span><text:soft-page-break/><text:span text:style-name="Default_20_Paragraph_20_Font"><text:span text:style-name="T5">during processing in this case. </text:span></text:span>The type is used to select the value of the type attribute of the AD element in the generated Meta Type Resource XML document.</text:p>
        </text:list-item>
        <text:list-item>
          <text:p text:style-name="P96">cardinality - (int) The cardinality of the attribute. The default is 0 if the element is not an array and a large positive number if the element is an array type. If the element is an array type, a negative value can be specified to indicate the property value should be a list instead of an array. The cardinality becomes the value of the cardinality attribute of the AD element in the generated Meta Type Resource XML document.</text:p>
        </text:list-item>
        <text:list-item>
          <text:p text:style-name="P96">min – (String) The minimum value allowed for this attribute. There is no default. The min becomes the value of the min attribute of the AD element in the generated Meta Type Resource XML document.</text:p>
        </text:list-item>
        <text:list-item>
          <text:p text:style-name="P96">max – (String) The maximum value allowed for this attribute. There is no default. The max becomes the value of the max attribute of the AD element in the generated Meta Type Resource XML document.</text:p>
        </text:list-item>
        <text:list-item>
          <text:p text:style-name="P96">defaultValue – (String[]) The default values. The defaultValues are concatenated into a comma delimited list to becomes the value of the default attribute of the AD element in the generated Meta Type Resource XML document<text:change-start text:change-id="ct105553119874368"/>. If not specified, if the annotated member is an annotation element that has a <text:span text:style-name="T30">default</text:span> value, then the value of this element is the <text:span text:style-name="T30">default</text:span> value of the annotated element. Otherwise, there is no default value.<text:change-end text:change-id="ct105553119874368"/>.</text:p>
        </text:list-item>
        <text:list-item>
          <text:p text:style-name="P96">required – (boolean) Indicates if this attribute is required. The default is true. The required becomes the value of the required attribute of the AD element in the generated Meta Type Resource XML document.</text:p>
        </text:list-item>
        <text:list-item>
          <text:p text:style-name="P96">options - (Option[]) Specify options (value and optional label). There is only a default if the element type is an Enum or Enum[] in which case the label <text:change text:change-id="ct105553119876864"/>and the value is the enum <text:change text:change-id="ct105553117818304"/><text:change-start text:change-id="ct105553119856512"/>value's name<text:change-end text:change-id="ct105553119856512"/>. The options information becomes a set of Option elements of the AD element in the generated Meta Type Resource XML document.</text:p>
        </text:list-item>
      </text:list>
      <text:p text:style-name="P8"/>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6545949677150404068" text:style-name="L4">
        <text:list-item>
          <text:p text:style-name="P97">ocd – (Class) A class which is annotated with the ObjectClassDefinition annotation. The id of the referenced ObjectClassDefinition is used for the ocdref attribute in the generated Designate element. </text:p>
        </text:list-item>
        <text:list-item>
          <text:p text:style-name="P97">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text:soft-page-break/>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88" text:outline-level="1">Javadoc</text:h>
      <text:p text:style-name="P8"/>
      <text:section text:style-name="Sect1" text:name="javadoc" text:protected="true">
        <text:section-source xlink:href="../javadoc.rtf" text:filter-name="Rich Text Format"/>
        <text:p text:style-name="P102">OSGi Javadoc</text:p>
        <text:p text:style-name="P32">9/26/14 5:19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6"><text:span text:style-name="Summary_20_Heading_20_Font">Package Summary</text:span></text:p>
            </table:table-cell>
            <table:covered-table-cell/>
            <table:table-cell table:style-name="Table3.A1" office:value-type="string">
              <text:p text:style-name="P37"><text:span text:style-name="Page_20_Reference_20_Font"><text:span text:style-name="T18">Page</text:span></text:span></text:p>
            </table:table-cell>
          </table:table-row>
          <table:table-row table:style-name="Table3.1">
            <table:table-cell table:style-name="Table3.A2" office:value-type="string">
              <text:p text:style-name="P38"><text:a xlink:type="simple" xlink:href="#r3" text:style-name="Internet_20_link" text:visited-style-name="Visited_20_Internet_20_Link"><text:span text:style-name="T19">org.osgi.service.metatype.annotations</text:span></text:a></text:p>
            </table:table-cell>
            <table:table-cell table:style-name="Table3.A2" office:value-type="string">
              <text:p text:style-name="P39">Metatype Annotations Package Version 1.3.</text:p>
            </table:table-cell>
            <table:table-cell table:style-name="Table3.A2" office:value-type="string">
              <text:p text:style-name="P37"><text:span text:style-name="Page_20_Reference_20_Font"><text:bookmark-ref text:reference-format="page" text:ref-name="r3">13</text:bookmark-ref></text:span></text:p>
            </table:table-cell>
          </table:table-row>
        </table:table>
        <text:p text:style-name="P99"><text:bookmark text:name="r3"/>Package org.osgi.service.metatype.annotations</text:p>
        <text:p text:style-name="P47"><text:span text:style-name="Code_20_Small">@org.osgi.annotation.versioning.Version(value="1.3")</text:span></text:p>
        <text:p text:style-name="P48">Metatype Annotations Package Version 1.3.</text:p>
        <text:p text:style-name="P49">See:</text:p>
        <text:p text:style-name="P52"><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3"><text:span text:style-name="Summary_20_Heading_20_Font1">Enum Summary</text:span></text:p>
            </table:table-cell>
            <table:covered-table-cell/>
            <table:table-cell table:style-name="Table5.A1" office:value-type="string">
              <text:p text:style-name="P44"><text:span text:style-name="Page_20_Reference_20_Font">Page</text:span></text:p>
            </table:table-cell>
          </table:table-row>
          <table:table-row table:style-name="Table5.1">
            <table:table-cell table:style-name="Table5.A2" office:value-type="string">
              <text:p text:style-name="P38"><text:a xlink:type="simple" xlink:href="#r27" text:style-name="Internet_20_link" text:visited-style-name="Visited_20_Internet_20_Link"><text:span text:style-name="T19">AttributeType</text:span></text:a></text:p>
            </table:table-cell>
            <table:table-cell table:style-name="Table5.A2" office:value-type="string">
              <text:p text:style-name="P38"><text:span text:style-name="T26">Attribute types for the </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26"> annotation.</text:span></text:span></text:p>
            </table:table-cell>
            <table:table-cell table:style-name="Table5.A2" office:value-type="string">
              <text:p text:style-name="P40"><text:span text:style-name="Page_20_Reference_20_Font"><text:span text:style-name="T28"><text:bookmark-ref text:reference-format="page" text:ref-name="r27">18</text:bookmark-ref></text:span></text:span></text:p>
            </table:table-cell>
          </table:table-row>
        </table:table>
        <text:p text:style-name="P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5"><text:span text:style-name="Summary_20_Heading_20_Font1"><text:span text:style-name="T3">Annotation Types Summary</text:span></text:span></text:p>
            </table:table-cell>
            <table:covered-table-cell/>
            <table:table-cell table:style-name="Table6.A1" office:value-type="string">
              <text:p text:style-name="P46"><text:span text:style-name="Page_20_Reference_20_Font"><text:span text:style-name="T6">Page</text:span></text:span></text:p>
            </table:table-cell>
          </table:table-row>
          <table:table-row table:style-name="Table6.1">
            <table:table-cell table:style-name="Table6.A2" office:value-type="string">
              <text:p text:style-name="P38"><text:a xlink:type="simple" xlink:href="#r13" text:style-name="Internet_20_link" text:visited-style-name="Visited_20_Internet_20_Link"><text:span text:style-name="T19">AttributeDefinition</text:span></text:a></text:p>
            </table:table-cell>
            <table:table-cell table:style-name="Table6.A2" office:value-type="string">
              <text:p text:style-name="P41"><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42"><text:span text:style-name="Page_20_Reference_20_Font"><text:span text:style-name="T3"><text:bookmark-ref text:reference-format="page" text:ref-name="r13">14</text:bookmark-ref></text:span></text:span></text:p>
            </table:table-cell>
          </table:table-row>
          <table:table-row table:style-name="Table6.1">
            <table:table-cell table:style-name="Table6.A3" office:value-type="string">
              <text:p text:style-name="P38"><text:a xlink:type="simple" xlink:href="#r30" text:style-name="Internet_20_link" text:visited-style-name="Visited_20_Internet_20_Link"><text:span text:style-name="T19">Designate</text:span></text:a></text:p>
            </table:table-cell>
            <table:table-cell table:style-name="Table6.A3" office:value-type="string">
              <text:p text:style-name="P41"><text:span text:style-name="T7">Generate a Meta Type Resource using the annotated Declarative Services component as the PID value for a </text:span><text:span text:style-name="Code1"><text:span text:style-name="T3">Designate</text:span></text:span><text:span text:style-name="Default_20_Paragraph_20_Font"><text:span text:style-name="T7"> element.</text:span></text:span></text:p>
            </table:table-cell>
            <table:table-cell table:style-name="Table6.A3" office:value-type="string">
              <text:p text:style-name="P42"><text:span text:style-name="Page_20_Reference_20_Font"><text:span text:style-name="T3"><text:bookmark-ref text:reference-format="page" text:ref-name="r30">22</text:bookmark-ref></text:span></text:span></text:p>
            </table:table-cell>
          </table:table-row>
          <table:table-row table:style-name="Table6.1">
            <table:table-cell table:style-name="Table6.A3" office:value-type="string">
              <text:p text:style-name="P38"><text:a xlink:type="simple" xlink:href="#r33" text:style-name="Internet_20_link" text:visited-style-name="Visited_20_Internet_20_Link"><text:span text:style-name="T19">Icon</text:span></text:a></text:p>
            </table:table-cell>
            <table:table-cell table:style-name="Table6.A3" office:value-type="string">
              <text:p text:style-name="P38"><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1">ObjectClassDefinition</text:span></text:span></text:a><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33">23</text:bookmark-ref></text:span></text:span></text:p>
            </table:table-cell>
          </table:table-row>
          <table:table-row table:style-name="Table6.1">
            <table:table-cell table:style-name="Table6.A3" office:value-type="string">
              <text:p text:style-name="P38"><text:a xlink:type="simple" xlink:href="#r41" text:style-name="Internet_20_link" text:visited-style-name="Visited_20_Internet_20_Link"><text:span text:style-name="T19">ObjectClassDefinition</text:span></text:a></text:p>
            </table:table-cell>
            <table:table-cell table:style-name="Table6.A3" office:value-type="string">
              <text:p text:style-name="P41"><text:span text:style-name="T7">Generate a Meta Type Resource using the annotated type as an </text:span><text:span text:style-name="Code1"><text:span text:style-name="T3">ObjectClassDefinition</text:span></text:span><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41">24</text:bookmark-ref></text:span></text:span></text:p>
            </table:table-cell>
          </table:table-row>
          <table:table-row table:style-name="Table6.1">
            <table:table-cell table:style-name="Table6.A3" office:value-type="string">
              <text:p text:style-name="P38"><text:a xlink:type="simple" xlink:href="#r44" text:style-name="Internet_20_link" text:visited-style-name="Visited_20_Internet_20_Link"><text:span text:style-name="T19">Option</text:span></text:a></text:p>
            </table:table-cell>
            <table:table-cell table:style-name="Table6.A3" office:value-type="string">
              <text:p text:style-name="P38"><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1">AttributeDefinition</text:span></text:span></text:a><text:span text:style-name="Default_20_Paragraph_20_Font"><text:span text:style-name="T7">.</text:span></text:span></text:p>
            </table:table-cell>
            <table:table-cell table:style-name="Table6.A3" office:value-type="string">
              <text:p text:style-name="P42"><text:span text:style-name="Page_20_Reference_20_Font"><text:span text:style-name="T3"><text:bookmark-ref text:reference-format="page" text:ref-name="r44">27</text:bookmark-ref></text:span></text:span></text:p>
            </table:table-cell>
          </table:table-row>
        </table:table>
        <text:p text:style-name="P59"><text:bookmark text:name="r2"/>Package org.osgi.service.metatype.annotations Description</text:p>
        <text:p text:style-name="P60">Metatype Annotations Package Version 1.3.</text:p>
        <text:p text:style-name="P60">Bundles wishing to use this package must list the package in the Import-Package header of the bundle's manifest. This package has two types of users: the consumers that use the API in this package and the providers that implement the API in this package.</text:p>
        <text:p text:style-name="P60">Example import for consumers using the API in this package:</text:p>
        <text:p text:style-name="P61"><text:span text:style-name="Code1">Import-Package: org.osgi.service.metatype.annotations; version="[1.3,2.0)"</text:span></text:p>
        <text:p text:style-name="P60">Example import for providers implementing the API in this package:</text:p>
        <text:p text:style-name="P28"><text:span text:style-name="Code1">Import-Package: org.osgi.service.metatype.annotations; version="[1.3,1.4)"</text:span></text:p>
        <text:p text:style-name="P103"><text:bookmark text:name="r13"/>Annotation Type AttributeDefini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METHOD)<text:line-break/></text:span><text:span text:style-name="Code2">public @interface </text:span><text:span text:style-name="Code2"><text:span text:style-name="T18">AttributeDefinition</text:span></text:span></text:p>
        <text:p text:style-name="P61"><text:span text:style-name="Code2">AttributeDefinition</text:span><text:span text:style-name="Default_20_Paragraph_20_Font"><text:span text:style-name="T27"> information for the annotated method.</text:span></text:span></text:p>
        <text:p text:style-name="P61"><text:span text:style-name="T27">Each method of a type annotated by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has an implied AttributeDefinition annotation. This annotation is only used to specify non-default AttributeDefinition information.</text:span></text:span></text:p>
        <text:p text:style-name="P61"><text:span text:style-name="T27">The </text:span><text:span text:style-name="Code2">id</text:span><text:span text:style-name="Default_20_Paragraph_20_Font"><text:span text:style-name="T27"> of this AttributeDefinition is generated from the name of the annotated method. The annotated method name is processed from left to right changing each character as follows:</text:span></text:span></text:p>
        <text:list xml:id="list668204593524020040" text:style-name="RTF_5f_Num_20_2">
          <text:list-item>
            <text:p text:style-name="P30"><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30"><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31">All other characters are unchanged.</text:p>
          </text:list-item>
        </text:list>
        <text:p text:style-name="P60">This id is the value of the id attribute of the generate AD element and is used as the name of the corresponding configuration property.</text:p>
        <text:p text:style-name="P33">This annotation is not processed at runtime. It must be processed by tools and used to generate a Meta Type Resource document for the bundle.</text:p>
        <text:p text:style-name="P63">See Also:</text:p>
        <text:p text:style-name="P54">"The AD element of a Meta Type Resource."</text:p>
        <text:p text:style-name="P6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7"><text:span text:style-name="Summary_20_Heading_20_Font2"><text:span text:style-name="T3">Required Element Summary</text:span></text:span></text:p>
            </table:table-cell>
            <table:covered-table-cell/>
            <table:table-cell table:style-name="Table8.A1" office:value-type="string">
              <text:p text:style-name="P68"><text:span text:style-name="Page_20_Reference_20_Font"><text:span text:style-name="T6">Page</text:span></text:span></text:p>
            </table:table-cell>
          </table:table-row>
          <table:table-row table:style-name="Table8.1">
            <table:table-cell table:style-name="Table8.A2" office:value-type="string">
              <text:p text:style-name="P69"><text:span text:style-name="Code_20_Small1"><text:span text:style-name="T3">int</text:span></text:span></text:p>
            </table:table-cell>
            <table:table-cell table:style-name="Table8.A2" office:value-type="string">
              <text:p text:style-name="P74"><text:a xlink:type="simple" xlink:href="#r7" text:style-name="Internet_20_link" text:visited-style-name="Visited_20_Internet_20_Link"><text:span text:style-name="Code2"><text:span text:style-name="T23">cardinality</text:span></text:span></text:a></text:p>
              <text:p text:style-name="P75">The cardinality of this AttributeDefinition.</text:p>
            </table:table-cell>
            <table:table-cell table:style-name="Table8.C2" office:value-type="string">
              <text:p text:style-name="P70"><text:span text:style-name="Page_20_Reference_20_Font"><text:span text:style-name="T3"><text:bookmark-ref text:reference-format="page" text:ref-name="r7">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10" text:style-name="Internet_20_link" text:visited-style-name="Visited_20_Internet_20_Link"><text:span text:style-name="Code2"><text:span text:style-name="T23">defaultValue</text:span></text:span></text:a></text:p>
              <text:p text:style-name="P75">The default value for this AttributeDefinition.</text:p>
            </table:table-cell>
            <table:table-cell table:style-name="Table8.C3" office:value-type="string">
              <text:p text:style-name="P70"><text:span text:style-name="Page_20_Reference_20_Font"><text:span text:style-name="T3"><text:bookmark-ref text:reference-format="page" text:ref-name="r10">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5" text:style-name="Internet_20_link" text:visited-style-name="Visited_20_Internet_20_Link"><text:span text:style-name="Code2"><text:span text:style-name="T23">description</text:span></text:span></text:a></text:p>
              <text:p text:style-name="P75">The human readable description of this AttributeDefinition.</text:p>
            </table:table-cell>
            <table:table-cell table:style-name="Table8.C3" office:value-type="string">
              <text:p text:style-name="P70"><text:span text:style-name="Page_20_Reference_20_Font"><text:span text:style-name="T3"><text:bookmark-ref text:reference-format="page" text:ref-name="r5">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9" text:style-name="Internet_20_link" text:visited-style-name="Visited_20_Internet_20_Link"><text:span text:style-name="Code2"><text:span text:style-name="T23">max</text:span></text:span></text:a></text:p>
              <text:p text:style-name="P75">The maximum value for this AttributeDefinition.</text:p>
            </table:table-cell>
            <table:table-cell table:style-name="Table8.C3" office:value-type="string">
              <text:p text:style-name="P70"><text:span text:style-name="Page_20_Reference_20_Font"><text:span text:style-name="T3"><text:bookmark-ref text:reference-format="page" text:ref-name="r9">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8" text:style-name="Internet_20_link" text:visited-style-name="Visited_20_Internet_20_Link"><text:span text:style-name="Code2"><text:span text:style-name="T23">min</text:span></text:span></text:a></text:p>
              <text:p text:style-name="P75">The minimum value for this AttributeDefinition.</text:p>
            </table:table-cell>
            <table:table-cell table:style-name="Table8.C3" office:value-type="string">
              <text:p text:style-name="P70"><text:span text:style-name="Page_20_Reference_20_Font"><text:span text:style-name="T3"><text:bookmark-ref text:reference-format="page" text:ref-name="r8">16</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4" text:style-name="Internet_20_link" text:visited-style-name="Visited_20_Internet_20_Link"><text:span text:style-name="Code2"><text:span text:style-name="T23">name</text:span></text:span></text:a></text:p>
              <text:p text:style-name="P75">The human readable name of this AttributeDefinition.</text:p>
            </table:table-cell>
            <table:table-cell table:style-name="Table8.C3" office:value-type="string">
              <text:p text:style-name="P70"><text:span text:style-name="Page_20_Reference_20_Font"><text:span text:style-name="T3"><text:bookmark-ref text:reference-format="page" text:ref-name="r4">14</text:bookmark-ref></text:span></text:span></text:p>
            </table:table-cell>
          </table:table-row>
          <table:table-row table:style-name="Table8.1">
            <table:table-cell table:style-name="Table8.A3" office:value-type="string">
              <text:p text:style-name="P71"><text:a xlink:type="simple" xlink:href="#r44" text:style-name="Internet_20_link" text:visited-style-name="Visited_20_Internet_20_Link"><text:span text:style-name="Code_20_Small1"><text:span text:style-name="T21">Option</text:span></text:span></text:a><text:span text:style-name="Code_20_Small1"><text:span text:style-name="T3">[]</text:span></text:span></text:p>
            </table:table-cell>
            <table:table-cell table:style-name="Table8.A3" office:value-type="string">
              <text:p text:style-name="P74"><text:a xlink:type="simple" xlink:href="#r12" text:style-name="Internet_20_link" text:visited-style-name="Visited_20_Internet_20_Link"><text:span text:style-name="Code2"><text:span text:style-name="T23">options</text:span></text:span></text:a></text:p>
              <text:p text:style-name="P75">The option information for this AttributeDefinition.</text:p>
            </table:table-cell>
            <table:table-cell table:style-name="Table8.C3" office:value-type="string">
              <text:p text:style-name="P70"><text:span text:style-name="Page_20_Reference_20_Font"><text:span text:style-name="T3"><text:bookmark-ref text:reference-format="page" text:ref-name="r12">17</text:bookmark-ref></text:span></text:span></text:p>
            </table:table-cell>
          </table:table-row>
          <table:table-row table:style-name="Table8.1">
            <table:table-cell table:style-name="Table8.A3" office:value-type="string">
              <text:p text:style-name="P69"><text:span text:style-name="Code_20_Small1"><text:span text:style-name="T3">boolean</text:span></text:span></text:p>
            </table:table-cell>
            <table:table-cell table:style-name="Table8.A3" office:value-type="string">
              <text:p text:style-name="P74"><text:a xlink:type="simple" xlink:href="#r11" text:style-name="Internet_20_link" text:visited-style-name="Visited_20_Internet_20_Link"><text:span text:style-name="Code2"><text:span text:style-name="T23">required</text:span></text:span></text:a></text:p>
              <text:p text:style-name="P75">The required value for this AttributeDefinition.</text:p>
            </table:table-cell>
            <table:table-cell table:style-name="Table8.C3" office:value-type="string">
              <text:p text:style-name="P70"><text:span text:style-name="Page_20_Reference_20_Font"><text:span text:style-name="T3"><text:bookmark-ref text:reference-format="page" text:ref-name="r11">16</text:bookmark-ref></text:span></text:span></text:p>
            </table:table-cell>
          </table:table-row>
          <table:table-row table:style-name="Table8.1">
            <table:table-cell table:style-name="Table8.A3" office:value-type="string">
              <text:p text:style-name="P71"><text:a xlink:type="simple" xlink:href="#r27" text:style-name="Internet_20_link" text:visited-style-name="Visited_20_Internet_20_Link"><text:span text:style-name="Code_20_Small1"><text:span text:style-name="T21">AttributeType</text:span></text:span></text:a></text:p>
            </table:table-cell>
            <table:table-cell table:style-name="Table8.A3" office:value-type="string">
              <text:p text:style-name="P74"><text:a xlink:type="simple" xlink:href="#r6" text:style-name="Internet_20_link" text:visited-style-name="Visited_20_Internet_20_Link"><text:span text:style-name="Code2"><text:span text:style-name="T23">type</text:span></text:span></text:a></text:p>
              <text:p text:style-name="P75">The type of this AttributeDefinition.</text:p>
            </table:table-cell>
            <table:table-cell table:style-name="Table8.C3" office:value-type="string">
              <text:p text:style-name="P70"><text:span text:style-name="Page_20_Reference_20_Font"><text:span text:style-name="T3"><text:bookmark-ref text:reference-format="page" text:ref-name="r6">15</text:bookmark-ref></text:span></text:span></text:p>
            </table:table-cell>
          </table:table-row>
        </table:table>
        <text:p text:style-name="P90">Element Detail</text:p>
        <text:p text:style-name="P101"><text:bookmark text:name="r4"/>name</text:p>
        <text:p text:style-name="P34"><text:span text:style-name="Code2">public abstract String </text:span><text:span text:style-name="Code2"><text:span text:style-name="T18">name</text:span></text:span></text:p>
        <text:p text:style-name="P56"><text:soft-page-break/>The human readable name of this AttributeDefinition.</text:p>
        <text:p text:style-name="P57"><text:span text:style-name="T27">If not specified, the name of this AttributeDefinition is derived from the name of the annotated method. For example, low line (</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 </text:span></text:span><text:span text:style-name="Code2">' '</text:span><text:span text:style-name="Default_20_Paragraph_20_Font"><text:span text:style-name="T27"> \u0020) and space is inserted between camel case words.</text:span></text:span></text:p>
        <text:p text:style-name="P52"><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name attribute of the AD element of a Meta Type Resource."</text:p>
        <text:p text:style-name="P80"/>
        <text:p text:style-name="P100"><text:bookmark text:name="r5"/>description</text:p>
        <text:p text:style-name="P34"><text:span text:style-name="Code2">public abstract String </text:span><text:span text:style-name="Code2"><text:span text:style-name="T18">description</text:span></text:span></text:p>
        <text:p text:style-name="P56">The human readable description of this AttributeDefinition.</text:p>
        <text:p text:style-name="P56">If not specified, the description of this AttributeDefinition is the empty string.</text:p>
        <text:p text:style-name="P52"><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description attribute of the AD element of a Meta Type Resource."</text:p>
        <text:p text:style-name="P80"/>
        <text:p text:style-name="P100"><text:bookmark text:name="r6"/>type</text:p>
        <text:p text:style-name="P34"><text:span text:style-name="Code2">public abstract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type</text:span></text:span></text:p>
        <text:p text:style-name="P56">The type of this AttributeDefinition.</text:p>
        <text:p text:style-name="P57"><text:span text:style-name="T27">This must be one of the defined </text:span><text:a xlink:type="simple" xlink:href="#r27" text:style-name="Internet_20_link" text:visited-style-name="Visited_20_Internet_20_Link"><text:span text:style-name="Code2"><text:span text:style-name="T21">attributes types</text:span></text:span></text:a><text:span text:style-name="Default_20_Paragraph_20_Font"><text:span text:style-name="T27">.</text:span></text:span></text:p>
        <text:p text:style-name="P52"><text:span text:style-name="T27">If not specified, the type is derived from the return type of the annotated method. Return types of </text:span><text:span text:style-name="Code2">Class</text:span><text:span text:style-name="Default_20_Paragraph_20_Font"><text:span text:style-name="T27"> and </text:span></text:span><text:span text:style-name="Code2">Enum</text:span><text:span text:style-name="Default_20_Paragraph_20_Font"><text:span text:style-name="T27"> are mapped to </text:span></text:span><text:a xlink:type="simple" xlink:href="#r14" text:style-name="Internet_20_link" text:visited-style-name="Visited_20_Internet_20_Link"><text:span text:style-name="Code2"><text:span text:style-name="T21">STRING</text:span></text:span></text:a><text:span text:style-name="Default_20_Paragraph_20_Font"><text:span text:style-name="T27">. A tool processing the annotation should declare an error for unsupported return types.</text:span></text:span></text:p>
        <text:p text:style-name="P58">Default:</text:p>
        <text:p text:style-name="P79"><text:a xlink:type="simple" xlink:href="#r14" text:style-name="Internet_20_link" text:visited-style-name="Visited_20_Internet_20_Link"><text:span text:style-name="T20">AttributeType.STRING</text:span></text:a></text:p>
        <text:p text:style-name="P58">See Also:</text:p>
        <text:p text:style-name="P78">"The type attribute of the AD element of a Meta Type Resource."</text:p>
        <text:p text:style-name="P80"/>
        <text:p text:style-name="P100"><text:bookmark text:name="r7"/>cardinality</text:p>
        <text:p text:style-name="P34"><text:span text:style-name="Code2">public abstract int </text:span><text:span text:style-name="Code2"><text:span text:style-name="T18">cardinality</text:span></text:span></text:p>
        <text:p text:style-name="P56">The cardinality of this AttributeDefinition.</text:p>
        <text:p text:style-name="P53">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58">Default:</text:p>
        <text:p text:style-name="P78">0</text:p>
        <text:p text:style-name="P58">See Also:</text:p>
        <text:p text:style-name="P78">"The cardinality attribute of the AD element of a Meta Type Resource."</text:p>
        <text:p text:style-name="P80"><text:soft-page-break/></text:p>
        <text:p text:style-name="P100"><text:bookmark text:name="r8"/>min</text:p>
        <text:p text:style-name="P34"><text:span text:style-name="Code2">public abstract String </text:span><text:span text:style-name="Code2"><text:span text:style-name="T18">min</text:span></text:span></text:p>
        <text:p text:style-name="P56">The minimum value for this AttributeDefinition.</text:p>
        <text:p text:style-name="P53">If not specified, there is no minimum value.</text:p>
        <text:p text:style-name="P58">Default:</text:p>
        <text:p text:style-name="P78">""</text:p>
        <text:p text:style-name="P58">See Also:</text:p>
        <text:p text:style-name="P78">"The min attribute of the AD element of a Meta Type Resource."</text:p>
        <text:p text:style-name="P80"/>
        <text:p text:style-name="P100"><text:bookmark text:name="r9"/>max</text:p>
        <text:p text:style-name="P34"><text:span text:style-name="Code2">public abstract String </text:span><text:span text:style-name="Code2"><text:span text:style-name="T18">max</text:span></text:span></text:p>
        <text:p text:style-name="P56">The maximum value for this AttributeDefinition.</text:p>
        <text:p text:style-name="P53">If not specified, there is no maximum value.</text:p>
        <text:p text:style-name="P58">Default:</text:p>
        <text:p text:style-name="P78">""</text:p>
        <text:p text:style-name="P58">See Also:</text:p>
        <text:p text:style-name="P78">"The max attribute of the AD element of a Meta Type Resource."</text:p>
        <text:p text:style-name="P80"/>
        <text:p text:style-name="P100"><text:bookmark text:name="r10"/>defaultValue</text:p>
        <text:p text:style-name="P34"><text:span text:style-name="Code2">public abstract String[] </text:span><text:span text:style-name="Code2"><text:span text:style-name="T18">defaultValue</text:span></text:span></text:p>
        <text:p text:style-name="P56">The default value for this AttributeDefinition.</text:p>
        <text:p text:style-name="P57"><text:span text:style-name="T27">The specified values are concatenated into a comma delimited list to become the value of the </text:span><text:span text:style-name="Code2">default</text:span><text:span text:style-name="Default_20_Paragraph_20_Font"><text:span text:style-name="T27"> attribute of the generated </text:span></text:span><text:span text:style-name="Code2">AD</text:span><text:span text:style-name="Default_20_Paragraph_20_Font"><text:span text:style-name="T27"> element.</text:span></text:span></text:p>
        <text:p text:style-name="P52"><text:span text:style-name="T27">If not specified, if the annotated member is an annotation element that has a </text:span><text:span text:style-name="Code2">default</text:span><text:span text:style-name="Default_20_Paragraph_20_Font"><text:span text:style-name="T27"> value, then the value of this element is the </text:span></text:span><text:span text:style-name="Code2">default</text:span><text:span text:style-name="Default_20_Paragraph_20_Font"><text:span text:style-name="T27"> value of the annotated element. Otherwise, there is no default value.</text:span></text:span></text:p>
        <text:p text:style-name="P58">Default:</text:p>
        <text:p text:style-name="P78">{}</text:p>
        <text:p text:style-name="P58">See Also:</text:p>
        <text:p text:style-name="P78">"The default attribute of the AD element of a Meta Type Resource."</text:p>
        <text:p text:style-name="P80"/>
        <text:p text:style-name="P100"><text:bookmark text:name="r11"/>required</text:p>
        <text:p text:style-name="P34"><text:span text:style-name="Code2">public abstract boolean </text:span><text:span text:style-name="Code2"><text:span text:style-name="T18">required</text:span></text:span></text:p>
        <text:p text:style-name="P56">The required value for this AttributeDefinition.</text:p>
        <text:p text:style-name="P52"><text:span text:style-name="T27">If not specified, the value is </text:span><text:span text:style-name="Code2">true</text:span><text:span text:style-name="Default_20_Paragraph_20_Font"><text:span text:style-name="T27">.</text:span></text:span></text:p>
        <text:p text:style-name="P58">Default:</text:p>
        <text:p text:style-name="P78">true</text:p>
        <text:p text:style-name="P58">See Also:</text:p>
        <text:p text:style-name="P78">"The required attribute of the AD element of a Meta Type Resource."</text:p>
        <text:p text:style-name="P80"/>
        <text:p text:style-name="P100"><text:bookmark text:name="r12"/><text:soft-page-break/>options</text:p>
        <text:p text:style-name="P34"><text:span text:style-name="Code2">public abstract </text:span><text:a xlink:type="simple" xlink:href="#r44" text:style-name="Internet_20_link" text:visited-style-name="Visited_20_Internet_20_Link"><text:span text:style-name="Code2"><text:span text:style-name="T21">Option</text:span></text:span></text:a><text:span text:style-name="Code2">[] </text:span><text:span text:style-name="Code2"><text:span text:style-name="T18">options</text:span></text:span></text:p>
        <text:p text:style-name="P56">The option information for this AttributeDefinition.</text:p>
        <text:p text:style-name="P57"><text:span text:style-name="T27">For each specified </text:span><text:a xlink:type="simple" xlink:href="#r44" text:style-name="Internet_20_link" text:visited-style-name="Visited_20_Internet_20_Link"><text:span text:style-name="Code2"><text:span text:style-name="T21">Option</text:span></text:span></text:a><text:span text:style-name="Default_20_Paragraph_20_Font"><text:span text:style-name="T27">, an </text:span></text:span><text:span text:style-name="Code2">Option</text:span><text:span text:style-name="Default_20_Paragraph_20_Font"><text:span text:style-name="T27"> element is generated for this AttributeDefinition.</text:span></text:span></text:p>
        <text:p text:style-name="P52"><text:span text:style-name="T27">If not specified, if the annotated member is an </text:span><text:span text:style-name="Code2">Enum</text:span><text:span text:style-name="Default_20_Paragraph_20_Font"><text:span text:style-name="T27"> or </text:span></text:span><text:span text:style-name="Code2">Enum[]</text:span><text:span text:style-name="Default_20_Paragraph_20_Font"><text:span text:style-name="T27">, then the value of this element has an </text:span></text:span><text:a xlink:type="simple" xlink:href="#r44" text:style-name="Internet_20_link" text:visited-style-name="Visited_20_Internet_20_Link"><text:span text:style-name="Code2"><text:span text:style-name="T21">Option</text:span></text:span></text:a><text:span text:style-name="Default_20_Paragraph_20_Font"><text:span text:style-name="T27"> for each Enum with the option label and value set to the name of the Enum value. Otherwise, no </text:span></text:span><text:span text:style-name="Code2">Option</text:span><text:span text:style-name="Default_20_Paragraph_20_Font"><text:span text:style-name="T27"> elements will be generated.</text:span></text:span></text:p>
        <text:p text:style-name="P58">Default:</text:p>
        <text:p text:style-name="P78">{}</text:p>
        <text:p text:style-name="P58">See Also:</text:p>
        <text:p text:style-name="P78">"The Option element of a Meta Type Resource."</text:p>
        <text:p text:style-name="P104"><text:bookmark text:name="r27"/>Enum AttributeType</text:p>
        <text:p text:style-name="P62"><text:a xlink:type="simple" xlink:href="#r3" text:style-name="Internet_20_link" text:visited-style-name="Visited_20_Internet_20_Link"><text:span text:style-name="T24">org.osgi.service.metatype.annotations</text:span></text:a></text:p>
        <text:p text:style-name="P51"><text:span text:style-name="Code2">java.lang.Object</text:span></text:p>
        <text:p text:style-name="P64"><text:span text:style-name="Code2">  </text:span><text:span text:style-name="Code2"><draw:frame draw:style-name="fr3" text:anchor-type="as-char" svg:width="0.1563in" svg:height="0.1457in" draw:z-index="12"><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1">AttributeType</text:span></text:span></text:a><text:span text:style-name="Code2">&gt;</text:span></text:p>
        <text:p text:style-name="P29"><text:span text:style-name="Code2">      </text:span><text:span text:style-name="Code2"><draw:frame draw:style-name="fr3" draw:name="graphics2" text:anchor-type="as-char" svg:width="0.1563in" svg:height="0.1457in" draw:z-index="13"><draw:image xlink:href="Pictures/100002000000000F0000000E443DCD33.png" xlink:type="simple" xlink:show="embed" xlink:actuate="onLoad"/></draw:frame></text:span><text:span text:style-name="Code2"><text:span text:style-name="T18">org.osgi.service.metatype.annotations.AttributeType</text:span></text:span></text:p>
        <text:p text:style-name="P84">All Implemented Interfaces:</text:p>
        <text:p text:style-name="P55"><text:span text:style-name="T27">Comparable&lt;</text:span><text:a xlink:type="simple" xlink:href="#r27" text:style-name="Internet_20_link" text:visited-style-name="Visited_20_Internet_20_Link"><text:span text:style-name="T20">AttributeType</text:span></text:a><text:span text:style-name="Default_20_Paragraph_20_Font"><text:span text:style-name="T27">&gt;, Serializable</text:span></text:span></text:p>
        <text:p text:style-name="P50"/>
        <text:p text:style-name="P81"><text:span text:style-name="Code2">public enum </text:span><text:span text:style-name="Code2"><text:span text:style-name="T18">AttributeType</text:span></text:span></text:p>
        <text:p text:style-name="P34"><text:span text:style-name="Code2">extends Enum&lt;</text:span><text:a xlink:type="simple" xlink:href="#r27" text:style-name="Internet_20_link" text:visited-style-name="Visited_20_Internet_20_Link"><text:span text:style-name="Code2"><text:span text:style-name="T21">AttributeType</text:span></text:span></text:a><text:span text:style-name="Code2">&gt;</text:span></text:p>
        <text:p text:style-name="P35"><text:span text:style-name="T27">Attribute types for the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text:span></text:span></text:p>
        <text:p text:style-name="P63">See Also:</text:p>
        <text:p text:style-name="P55"><text:a xlink:type="simple" xlink:href="#r6" text:style-name="Internet_20_link" text:visited-style-name="Visited_20_Internet_20_Link"><text:span text:style-name="Code2"><text:span text:style-name="T21">AttributeDefinition.type()</text:span></text:span></text:a></text:p>
        <text:p text:style-name="P66"/>
        <table:table table:name="Table10" table:style-name="Table10">
          <table:table-column table:style-name="Table10.A"/>
          <table:table-column table:style-name="Table10.B"/>
          <table:table-row table:style-name="Table10.1">
            <table:table-cell table:style-name="Table10.A1" office:value-type="string">
              <text:p text:style-name="P67"><text:span text:style-name="Summary_20_Heading_20_Font2"><text:span text:style-name="T3">Enum Constant Summary</text:span></text:span></text:p>
            </table:table-cell>
            <table:table-cell table:style-name="Table10.A1" office:value-type="string">
              <text:p text:style-name="P68"><text:span text:style-name="Page_20_Reference_20_Font"><text:span text:style-name="T6">Page</text:span></text:span></text:p>
            </table:table-cell>
          </table:table-row>
          <table:table-row table:style-name="Table10.1">
            <table:table-cell table:style-name="Table10.A2" office:value-type="string">
              <text:p text:style-name="P74"><text:a xlink:type="simple" xlink:href="#r22" text:style-name="Internet_20_link" text:visited-style-name="Visited_20_Internet_20_Link"><text:span text:style-name="Code2"><text:span text:style-name="T23">BOOLEAN</text:span></text:span></text:a></text:p>
              <text:p text:style-name="P76"><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70"><text:span text:style-name="Page_20_Reference_20_Font"><text:span text:style-name="T3"><text:bookmark-ref text:reference-format="page" text:ref-name="r22">20</text:bookmark-ref></text:span></text:span></text:p>
            </table:table-cell>
          </table:table-row>
          <table:table-row table:style-name="Table10.1">
            <table:table-cell table:style-name="Table10.A3" office:value-type="string">
              <text:p text:style-name="P74"><text:a xlink:type="simple" xlink:href="#r19" text:style-name="Internet_20_link" text:visited-style-name="Visited_20_Internet_20_Link"><text:span text:style-name="Code2"><text:span text:style-name="T23">BYTE</text:span></text:span></text:a></text:p>
              <text:p text:style-name="P76"><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9">19</text:bookmark-ref></text:span></text:span></text:p>
            </table:table-cell>
          </table:table-row>
          <table:table-row table:style-name="Table10.1">
            <table:table-cell table:style-name="Table10.A3" office:value-type="string">
              <text:p text:style-name="P74"><text:a xlink:type="simple" xlink:href="#r18" text:style-name="Internet_20_link" text:visited-style-name="Visited_20_Internet_20_Link"><text:span text:style-name="Code2"><text:span text:style-name="T23">CHARACTER</text:span></text:span></text:a></text:p>
              <text:p text:style-name="P76"><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8">19</text:bookmark-ref></text:span></text:span></text:p>
            </table:table-cell>
          </table:table-row>
          <table:table-row table:style-name="Table10.1">
            <table:table-cell table:style-name="Table10.A3" office:value-type="string">
              <text:p text:style-name="P74"><text:a xlink:type="simple" xlink:href="#r20" text:style-name="Internet_20_link" text:visited-style-name="Visited_20_Internet_20_Link"><text:span text:style-name="Code2"><text:span text:style-name="T23">DOUBLE</text:span></text:span></text:a></text:p>
              <text:p text:style-name="P76"><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0">20</text:bookmark-ref></text:span></text:span></text:p>
            </table:table-cell>
          </table:table-row>
          <table:table-row table:style-name="Table10.1">
            <table:table-cell table:style-name="Table10.A3" office:value-type="string">
              <text:p text:style-name="P74"><text:a xlink:type="simple" xlink:href="#r21" text:style-name="Internet_20_link" text:visited-style-name="Visited_20_Internet_20_Link"><text:span text:style-name="Code2"><text:span text:style-name="T23">FLOAT</text:span></text:span></text:a></text:p>
              <text:p text:style-name="P76"><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1">20</text:bookmark-ref></text:span></text:span></text:p>
            </table:table-cell>
          </table:table-row>
          <table:table-row table:style-name="Table10.1">
            <table:table-cell table:style-name="Table10.A3" office:value-type="string">
              <text:p text:style-name="P74"><text:a xlink:type="simple" xlink:href="#r16" text:style-name="Internet_20_link" text:visited-style-name="Visited_20_Internet_20_Link"><text:span text:style-name="Code2"><text:span text:style-name="T23">INTEGER</text:span></text:span></text:a></text:p>
              <text:p text:style-name="P76"><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6">19</text:bookmark-ref></text:span></text:span></text:p>
            </table:table-cell>
          </table:table-row>
          <table:table-row table:style-name="Table10.1">
            <table:table-cell table:style-name="Table10.A3" office:value-type="string">
              <text:p text:style-name="P74"><text:a xlink:type="simple" xlink:href="#r15" text:style-name="Internet_20_link" text:visited-style-name="Visited_20_Internet_20_Link"><text:span text:style-name="Code2"><text:span text:style-name="T23">LONG</text:span></text:span></text:a></text:p>
              <text:p text:style-name="P76"><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5">19</text:bookmark-ref></text:span></text:span></text:p>
            </table:table-cell>
          </table:table-row>
          <table:table-row table:style-name="Table10.1">
            <table:table-cell table:style-name="Table10.A3" office:value-type="string">
              <text:p text:style-name="P74"><text:a xlink:type="simple" xlink:href="#r23" text:style-name="Internet_20_link" text:visited-style-name="Visited_20_Internet_20_Link"><text:span text:style-name="Code2"><text:span text:style-name="T23">PASSWORD</text:span></text:span></text:a></text:p>
              <text:p text:style-name="P76"><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23">20</text:bookmark-ref></text:span></text:span></text:p>
            </table:table-cell>
          </table:table-row>
          <table:table-row table:style-name="Table10.1">
            <table:table-cell table:style-name="Table10.A3" office:value-type="string">
              <text:p text:style-name="P74"><text:a xlink:type="simple" xlink:href="#r17" text:style-name="Internet_20_link" text:visited-style-name="Visited_20_Internet_20_Link"><text:span text:style-name="Code2"><text:span text:style-name="T23">SHORT</text:span></text:span></text:a></text:p>
              <text:p text:style-name="P76"><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70"><text:span text:style-name="Page_20_Reference_20_Font"><text:span text:style-name="T3"><text:bookmark-ref text:reference-format="page" text:ref-name="r17">19</text:bookmark-ref></text:span></text:span></text:p>
            </table:table-cell>
          </table:table-row>
          <table:table-row table:style-name="Table10.1">
            <table:table-cell table:style-name="Table10.A3" office:value-type="string">
              <text:p text:style-name="P74"><text:a xlink:type="simple" xlink:href="#r14" text:style-name="Internet_20_link" text:visited-style-name="Visited_20_Internet_20_Link"><text:span text:style-name="Code2"><text:span text:style-name="T23">STRING</text:span></text:span></text:a></text:p>
              <text:p text:style-name="P76"><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72"><text:span text:style-name="Page_20_Reference_20_Font"><text:span text:style-name="T3"><text:bookmark-ref text:reference-format="page" text:ref-name="r14">19</text:bookmark-ref></text:span></text:span></text:p>
            </table:table-cell>
          </table:table-row>
        </table:table>
        <text:p text:style-name="P2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7"><text:span text:style-name="Summary_20_Heading_20_Font2"><text:span text:style-name="T3">Method Summary</text:span></text:span></text:p>
            </table:table-cell>
            <table:covered-table-cell/>
            <table:table-cell table:style-name="Table11.A1" office:value-type="string">
              <text:p text:style-name="P68"><text:span text:style-name="Page_20_Reference_20_Font"><text:span text:style-name="T6">Page</text:span></text:span></text:p>
            </table:table-cell>
          </table:table-row>
          <table:table-row table:style-name="Table11.1">
            <table:table-cell table:style-name="Table11.A2" office:value-type="string">
              <text:p text:style-name="P69"><text:span text:style-name="Code_20_Small1"><text:span text:style-name="T3">String</text:span></text:span></text:p>
            </table:table-cell>
            <table:table-cell table:style-name="Table11.A2" office:value-type="string">
              <text:p text:style-name="P73"><text:a xlink:type="simple" xlink:href="#r26" text:style-name="Internet_20_link" text:visited-style-name="Visited_20_Internet_20_Link"><text:span text:style-name="Code2"><text:span text:style-name="T23">toString</text:span></text:span></text:a><text:span text:style-name="Code2"><text:span text:style-name="T3">()</text:span></text:span></text:p>
            </table:table-cell>
            <table:table-cell table:style-name="Table11.C2" office:value-type="string">
              <text:p text:style-name="P70"><text:span text:style-name="Page_20_Reference_20_Font"><text:span text:style-name="T3"><text:bookmark-ref text:reference-format="page" text:ref-name="r26">21</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p>
            </table:table-cell>
            <table:table-cell table:style-name="Table11.A3" office:value-type="string">
              <text:p text:style-name="P73"><text:a xlink:type="simple" xlink:href="#r25" text:style-name="Internet_20_link" text:visited-style-name="Visited_20_Internet_20_Link"><text:span text:style-name="Code2"><text:span text:style-name="T23">valueOf</text:span></text:span></text:a><text:span text:style-name="Code2"><text:span text:style-name="T3">(String name)</text:span></text:span></text:p>
            </table:table-cell>
            <table:table-cell table:style-name="Table11.C3" office:value-type="string">
              <text:p text:style-name="P70"><text:span text:style-name="Page_20_Reference_20_Font"><text:span text:style-name="T3"><text:bookmark-ref text:reference-format="page" text:ref-name="r25">20</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span text:style-name="Code_20_Small1"><text:span text:style-name="T3">[]</text:span></text:span></text:p>
            </table:table-cell>
            <table:table-cell table:style-name="Table11.A3" office:value-type="string">
              <text:p text:style-name="P73"><text:a xlink:type="simple" xlink:href="#r24" text:style-name="Internet_20_link" text:visited-style-name="Visited_20_Internet_20_Link"><text:span text:style-name="Code2"><text:span text:style-name="T23">values</text:span></text:span></text:a><text:span text:style-name="Code2"><text:span text:style-name="T3">()</text:span></text:span></text:p>
            </table:table-cell>
            <table:table-cell table:style-name="Table11.C3" office:value-type="string">
              <text:p text:style-name="P70"><text:span text:style-name="Page_20_Reference_20_Font"><text:span text:style-name="T3"><text:bookmark-ref text:reference-format="page" text:ref-name="r24">20</text:bookmark-ref></text:span></text:span></text:p>
            </table:table-cell>
          </table:table-row>
        </table:table>
        <text:p text:style-name="P90"><text:soft-page-break/>Enum Constant Detail</text:p>
        <text:p text:style-name="P101"><text:bookmark text:name="r14"/>STRING</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TRING</text:span></text:span></text:p>
        <text:p text:style-name="P57"><text:span text:style-name="T27">The </text:span><text:span text:style-name="Code2">String</text:span><text:span text:style-name="Default_20_Paragraph_20_Font"><text:span text:style-name="T27"> type.</text:span></text:span></text:p>
        <text:p text:style-name="P52"><text:span text:style-name="T27">Attributes of this type should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he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 value.</text:span></text:span></text:p>
        <text:p text:style-name="P82"/>
        <text:p text:style-name="P100"><text:bookmark text:name="r15"/>LONG</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LONG</text:span></text:span></text:p>
        <text:p text:style-name="P57"><text:span text:style-name="T27">The </text:span><text:span text:style-name="Code2">Long</text:span><text:span text:style-name="Default_20_Paragraph_20_Font"><text:span text:style-name="T27"> type.</text:span></text:span></text:p>
        <text:p text:style-name="P52"><text:span text:style-name="T27">Attributes of this type should be stored as </text:span><text:span text:style-name="Code2">Long</text:span><text:span text:style-name="Default_20_Paragraph_20_Font"><text:span text:style-name="T27">, </text:span></text:span><text:span text:style-name="Code2">List&lt;Long&gt;</text:span><text:span text:style-name="Default_20_Paragraph_20_Font"><text:span text:style-name="T27"> or </text:span></text:span><text:span text:style-name="Code2">long[]</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16"/>INTEGER</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INTEGER</text:span></text:span></text:p>
        <text:p text:style-name="P57"><text:span text:style-name="T27">The </text:span><text:span text:style-name="Code2">Integer</text:span><text:span text:style-name="Default_20_Paragraph_20_Font"><text:span text:style-name="T27"> type.</text:span></text:span></text:p>
        <text:p text:style-name="P52"><text:span text:style-name="T27">Attributes of this type should be stored as </text:span><text:span text:style-name="Code2">Integer</text:span><text:span text:style-name="Default_20_Paragraph_20_Font"><text:span text:style-name="T27">, </text:span></text:span><text:span text:style-name="Code2">List&lt;Integer&gt;</text:span><text:span text:style-name="Default_20_Paragraph_20_Font"><text:span text:style-name="T27"> or </text:span></text:span><text:span text:style-name="Code2">in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17"/>SHORT</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HORT</text:span></text:span></text:p>
        <text:p text:style-name="P57"><text:span text:style-name="T27">The </text:span><text:span text:style-name="Code2">Short</text:span><text:span text:style-name="Default_20_Paragraph_20_Font"><text:span text:style-name="T27"> type.</text:span></text:span></text:p>
        <text:p text:style-name="P52"><text:span text:style-name="T27">Attributes of this type should be stored as </text:span><text:span text:style-name="Code2">Short</text:span><text:span text:style-name="Default_20_Paragraph_20_Font"><text:span text:style-name="T27">, </text:span></text:span><text:span text:style-name="Code2">List&lt;Short&gt;</text:span><text:span text:style-name="Default_20_Paragraph_20_Font"><text:span text:style-name="T27"> or </text:span></text:span><text:span text:style-name="Code2">shor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18"/>CHARACTER</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CHARACTER</text:span></text:span></text:p>
        <text:p text:style-name="P57"><text:span text:style-name="T27">The </text:span><text:span text:style-name="Code2">Character</text:span><text:span text:style-name="Default_20_Paragraph_20_Font"><text:span text:style-name="T27"> type.</text:span></text:span></text:p>
        <text:p text:style-name="P52"><text:span text:style-name="T27">Attributes of this type should be stored as </text:span><text:span text:style-name="Code2">Character</text:span><text:span text:style-name="Default_20_Paragraph_20_Font"><text:span text:style-name="T27">, </text:span></text:span><text:span text:style-name="Code2">List&lt;Character&gt;</text:span><text:span text:style-name="Default_20_Paragraph_20_Font"><text:span text:style-name="T27"> or </text:span></text:span><text:span text:style-name="Code2">char[]</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19"/>BYTE</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YTE</text:span></text:span></text:p>
        <text:p text:style-name="P57"><text:span text:style-name="T27">The </text:span><text:span text:style-name="Code2">Byte</text:span><text:span text:style-name="Default_20_Paragraph_20_Font"><text:span text:style-name="T27"> type.</text:span></text:span></text:p>
        <text:p text:style-name="P52"><text:soft-page-break/><text:span text:style-name="T27">Attributes of this type should be stored as </text:span><text:span text:style-name="Code2">Byte</text:span><text:span text:style-name="Default_20_Paragraph_20_Font"><text:span text:style-name="T27">, </text:span></text:span><text:span text:style-name="Code2">List&lt;Byte&gt;</text:span><text:span text:style-name="Default_20_Paragraph_20_Font"><text:span text:style-name="T27"> or </text:span></text:span><text:span text:style-name="Code2">byt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20"/>DOUBLE</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DOUBLE</text:span></text:span></text:p>
        <text:p text:style-name="P57"><text:span text:style-name="T27">The </text:span><text:span text:style-name="Code2">Double</text:span><text:span text:style-name="Default_20_Paragraph_20_Font"><text:span text:style-name="T27"> type.</text:span></text:span></text:p>
        <text:p text:style-name="P52"><text:span text:style-name="T27">Attributes of this type should be stored as </text:span><text:span text:style-name="Code2">Double</text:span><text:span text:style-name="Default_20_Paragraph_20_Font"><text:span text:style-name="T27">, </text:span></text:span><text:span text:style-name="Code2">List&lt;Double&gt;</text:span><text:span text:style-name="Default_20_Paragraph_20_Font"><text:span text:style-name="T27"> or </text:span></text:span><text:span text:style-name="Code2">doubl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21"/>FLOAT</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FLOAT</text:span></text:span></text:p>
        <text:p text:style-name="P57"><text:span text:style-name="T27">The </text:span><text:span text:style-name="Code2">Float</text:span><text:span text:style-name="Default_20_Paragraph_20_Font"><text:span text:style-name="T27"> type.</text:span></text:span></text:p>
        <text:p text:style-name="P52"><text:span text:style-name="T27">Attributes of this type should be stored as </text:span><text:span text:style-name="Code2">Float</text:span><text:span text:style-name="Default_20_Paragraph_20_Font"><text:span text:style-name="T27">, </text:span></text:span><text:span text:style-name="Code2">List&lt;Float&gt;</text:span><text:span text:style-name="Default_20_Paragraph_20_Font"><text:span text:style-name="T27"> or </text:span></text:span><text:span text:style-name="Code2">floa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2"/>
        <text:p text:style-name="P100"><text:bookmark text:name="r22"/>BOOLEAN</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OOLEAN</text:span></text:span></text:p>
        <text:p text:style-name="P57"><text:span text:style-name="T27">The </text:span><text:span text:style-name="Code2">Boolean</text:span><text:span text:style-name="Default_20_Paragraph_20_Font"><text:span text:style-name="T27"> type.</text:span></text:span></text:p>
        <text:p text:style-name="P52"><text:span text:style-name="T27">Attributes of this type should be stored as </text:span><text:span text:style-name="Code2">Boolean</text:span><text:span text:style-name="Default_20_Paragraph_20_Font"><text:span text:style-name="T27">, </text:span></text:span><text:span text:style-name="Code2">List&lt;Boolean&gt;</text:span><text:span text:style-name="Default_20_Paragraph_20_Font"><text:span text:style-name="T27"> or </text:span></text:span><text:span text:style-name="Code2">boolean[]</text:span><text:span text:style-name="Default_20_Paragraph_20_Font"><text:span text:style-name="T27"> objects depending on </text:span></text:span><text:span text:style-name="Code2">AttributeDefinition#cardinality() cardinality</text:span><text:span text:style-name="Default_20_Paragraph_20_Font"><text:span text:style-name="T27">.</text:span></text:span></text:p>
        <text:p text:style-name="P82"/>
        <text:p text:style-name="P100"><text:bookmark text:name="r23"/>PASSWORD</text:p>
        <text:p text:style-name="P34"><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PASSWORD</text:span></text:span></text:p>
        <text:p text:style-name="P57"><text:span text:style-name="T27">The </text:span><text:span text:style-name="Code2">Password</text:span><text:span text:style-name="Default_20_Paragraph_20_Font"><text:span text:style-name="T27"> type.</text:span></text:span></text:p>
        <text:p text:style-name="P57"><text:span text:style-name="T27">Attributes of this type must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text:span></text:span></text:p>
        <text:p text:style-name="P52"><text:span text:style-name="T27">A </text:span><text:span text:style-name="Code2">Password</text:span><text:span text:style-name="Default_20_Paragraph_20_Font"><text:span text:style-name="T27"> must be treated as a </text:span></text:span><text:span text:style-name="Code2">String</text:span><text:span text:style-name="Default_20_Paragraph_20_Font"><text:span text:style-name="T27"> but the type can be used to disguise the information when displayed to a user to prevent it from being seen.</text:span></text:span></text:p>
        <text:p text:style-name="P91">Method Detail</text:p>
        <text:p text:style-name="P101"><text:bookmark text:name="r24"/>values</text:p>
        <text:p text:style-name="P34"><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s</text:span></text:span><text:span text:style-name="Code2">()</text:span></text:p>
        <text:p text:style-name="P82"/>
        <text:p text:style-name="P100"><text:bookmark text:name="r25"/>valueOf</text:p>
        <text:p text:style-name="P34"><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Of</text:span></text:span><text:span text:style-name="Code2">(String name)</text:span></text:p>
        <text:p text:style-name="P82"/>
        <text:p text:style-name="P100"><text:bookmark text:name="r26"/><text:soft-page-break/>toString</text:p>
        <text:p text:style-name="P34"><text:span text:style-name="Code2">public String </text:span><text:span text:style-name="Code2"><text:span text:style-name="T18">toString</text:span></text:span><text:span text:style-name="Code2">()</text:span></text:p>
        <text:p text:style-name="P58">Overrides:</text:p>
        <text:p text:style-name="P79"><text:span text:style-name="Code2">toString</text:span><text:span text:style-name="Default_20_Paragraph_20_Font"><text:span text:style-name="T27"> in class </text:span></text:span><text:span text:style-name="Code2">Enum</text:span></text:p>
        <text:p text:style-name="P105"><text:bookmark text:name="r30"/>Annotation Type Designate</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TYPE)<text:line-break/></text:span><text:span text:style-name="Code2">public @interface </text:span><text:span text:style-name="Code2"><text:span text:style-name="T18">Designate</text:span></text:span></text:p>
        <text:p text:style-name="P61"><text:span text:style-name="T27">Generate a Meta Type Resource using the annotated Declarative Services component as the PID value for a </text:span><text:span text:style-name="Code2">Designate</text:span><text:span text:style-name="Default_20_Paragraph_20_Font"><text:span text:style-name="T27"> element.</text:span></text:span></text:p>
        <text:p text:style-name="P61"><text:span text:style-name="T27">This annotation must be used on a type that is also annotated with the Declarative Services </text:span><text:span text:style-name="Code2">Component</text:span><text:span text:style-name="Default_20_Paragraph_20_Font"><text:span text:style-name="T27"> annotation. The component must only have a single PID which is used for the generated </text:span></text:span><text:span text:style-name="Code2">Designate</text:span><text:span text:style-name="Default_20_Paragraph_20_Font"><text:span text:style-name="T27"> element.</text:span></text:span></text:p>
        <text:p text:style-name="P33">This annotation is not processed at runtime. It must be processed by tools and used to generate a Meta Type Resource document for the bundle.</text:p>
        <text:p text:style-name="P63">See Also:</text:p>
        <text:p text:style-name="P54">"The Designate element of a Meta Type Resource."</text:p>
        <text:p text:style-name="P6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7"><text:span text:style-name="Summary_20_Heading_20_Font2"><text:span text:style-name="T3">Required Element Summary</text:span></text:span></text:p>
            </table:table-cell>
            <table:covered-table-cell/>
            <table:table-cell table:style-name="Table13.A1" office:value-type="string">
              <text:p text:style-name="P68"><text:span text:style-name="Page_20_Reference_20_Font"><text:span text:style-name="T6">Page</text:span></text:span></text:p>
            </table:table-cell>
          </table:table-row>
          <table:table-row table:style-name="Table13.1">
            <table:table-cell table:style-name="Table13.A2" office:value-type="string">
              <text:p text:style-name="P69"><text:span text:style-name="Code_20_Small1"><text:span text:style-name="T3">boolean</text:span></text:span></text:p>
            </table:table-cell>
            <table:table-cell table:style-name="Table13.A2" office:value-type="string">
              <text:p text:style-name="P74"><text:a xlink:type="simple" xlink:href="#r29" text:style-name="Internet_20_link" text:visited-style-name="Visited_20_Internet_20_Link"><text:span text:style-name="Code2"><text:span text:style-name="T23">factory</text:span></text:span></text:a></text:p>
              <text:p text:style-name="P75">Specifies whether this Designate is for a factory PID.</text:p>
            </table:table-cell>
            <table:table-cell table:style-name="Table13.C2" office:value-type="string">
              <text:p text:style-name="P70"><text:span text:style-name="Page_20_Reference_20_Font"><text:span text:style-name="T3"><text:bookmark-ref text:reference-format="page" text:ref-name="r29">22</text:bookmark-ref></text:span></text:span></text:p>
            </table:table-cell>
          </table:table-row>
          <table:table-row table:style-name="Table13.1">
            <table:table-cell table:style-name="Table13.A3" office:value-type="string">
              <text:p text:style-name="P69"><text:span text:style-name="Code_20_Small1"><text:span text:style-name="T3">Class&lt;?&gt;</text:span></text:span></text:p>
            </table:table-cell>
            <table:table-cell table:style-name="Table13.A3" office:value-type="string">
              <text:p text:style-name="P74"><text:a xlink:type="simple" xlink:href="#r28" text:style-name="Internet_20_link" text:visited-style-name="Visited_20_Internet_20_Link"><text:span text:style-name="Code2"><text:span text:style-name="T23">ocd</text:span></text:span></text:a></text:p>
              <text:p text:style-name="P77"><text:span text:style-name="T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7"> for this Designate.</text:span></text:span></text:p>
            </table:table-cell>
            <table:table-cell table:style-name="Table13.C3" office:value-type="string">
              <text:p text:style-name="P70"><text:span text:style-name="Page_20_Reference_20_Font"><text:span text:style-name="T3"><text:bookmark-ref text:reference-format="page" text:ref-name="r28">22</text:bookmark-ref></text:span></text:span></text:p>
            </table:table-cell>
          </table:table-row>
        </table:table>
        <text:p text:style-name="P90">Element Detail</text:p>
        <text:p text:style-name="P101"><text:bookmark text:name="r28"/>ocd</text:p>
        <text:p text:style-name="P34"><text:span text:style-name="Code2">public abstract Class&lt;?&gt; </text:span><text:span text:style-name="Code2"><text:span text:style-name="T18">ocd</text:span></text:span></text:p>
        <text:p text:style-name="P57"><text:span text:style-name="T2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for this Designate.</text:span></text:span></text:p>
        <text:p text:style-name="P52"><text:span text:style-name="T27">The specified type must be annotated with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58">See Also:</text:p>
        <text:p text:style-name="P78">"The ocdref attribute of the Designate element of a Meta Type Resource."</text:p>
        <text:p text:style-name="P80"/>
        <text:p text:style-name="P100"><text:bookmark text:name="r29"/>factory</text:p>
        <text:p text:style-name="P34"><text:span text:style-name="Code2">public abstract boolean </text:span><text:span text:style-name="Code2"><text:span text:style-name="T18">factory</text:span></text:span></text:p>
        <text:p text:style-name="P56">Specifies whether this Designate is for a factory PID.</text:p>
        <text:p text:style-name="P52"><text:span text:style-name="T27">If </text:span><text:span text:style-name="Code2">false</text:span><text:span text:style-name="Default_20_Paragraph_20_Font"><text:span text:style-name="T27">, then the PID value from the annotated component will be used in the </text:span></text:span><text:span text:style-name="Code2">pid</text:span><text:span text:style-name="Default_20_Paragraph_20_Font"><text:span text:style-name="T27"> attribute of the generated </text:span></text:span><text:span text:style-name="Code2">Designate</text:span><text:span text:style-name="Default_20_Paragraph_20_Font"><text:span text:style-name="T27"> element. If </text:span></text:span><text:span text:style-name="Code2">true</text:span><text:span text:style-name="Default_20_Paragraph_20_Font"><text:span text:style-name="T27">, then the PID value from the annotated component will be used in the </text:span></text:span><text:span text:style-name="Code2">factoryPid</text:span><text:span text:style-name="Default_20_Paragraph_20_Font"><text:span text:style-name="T27"> attribute of the generated </text:span></text:span><text:span text:style-name="Code2">Designate</text:span><text:span text:style-name="Default_20_Paragraph_20_Font"><text:span text:style-name="T27"> element.</text:span></text:span></text:p>
        <text:p text:style-name="P58">Default:</text:p>
        <text:p text:style-name="P78">false</text:p>
        <text:p text:style-name="P58">See Also:</text:p>
        <text:p text:style-name="P78">"The pid and factoryPid attributes of the Designate element of a Meta Type Resource."</text:p>
        <text:p text:style-name="P106"><text:bookmark text:name="r33"/>Annotation Type Ic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18">Icon</text:span></text:span></text:p>
        <text:p text:style-name="P35"><text:span text:style-name="Code2">Icon</text:span><text:span text:style-name="Default_20_Paragraph_20_Font"><text:span text:style-name="T27"> information for an </text:span></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63">See Also:</text:p>
        <text:p text:style-name="P55"><text:a xlink:type="simple" xlink:href="#r40" text:style-name="Internet_20_link" text:visited-style-name="Visited_20_Internet_20_Link"><text:span text:style-name="Code2"><text:span text:style-name="T21">ObjectClassDefinition.icon()</text:span></text:span></text:a></text:p>
        <text:p text:style-name="P6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7"><text:span text:style-name="Summary_20_Heading_20_Font2"><text:span text:style-name="T3">Required Element Summary</text:span></text:span></text:p>
            </table:table-cell>
            <table:covered-table-cell/>
            <table:table-cell table:style-name="Table15.A1" office:value-type="string">
              <text:p text:style-name="P68"><text:span text:style-name="Page_20_Reference_20_Font"><text:span text:style-name="T6">Page</text:span></text:span></text:p>
            </table:table-cell>
          </table:table-row>
          <table:table-row table:style-name="Table15.1">
            <table:table-cell table:style-name="Table15.A2" office:value-type="string">
              <text:p text:style-name="P69"><text:span text:style-name="Code_20_Small1"><text:span text:style-name="T3">String</text:span></text:span></text:p>
            </table:table-cell>
            <table:table-cell table:style-name="Table15.A2" office:value-type="string">
              <text:p text:style-name="P74"><text:a xlink:type="simple" xlink:href="#r31" text:style-name="Internet_20_link" text:visited-style-name="Visited_20_Internet_20_Link"><text:span text:style-name="Code2"><text:span text:style-name="T23">resource</text:span></text:span></text:a></text:p>
              <text:p text:style-name="P75">The resource name for this Icon.</text:p>
            </table:table-cell>
            <table:table-cell table:style-name="Table15.C2" office:value-type="string">
              <text:p text:style-name="P70"><text:span text:style-name="Page_20_Reference_20_Font"><text:span text:style-name="T3"><text:bookmark-ref text:reference-format="page" text:ref-name="r31">23</text:bookmark-ref></text:span></text:span></text:p>
            </table:table-cell>
          </table:table-row>
          <table:table-row table:style-name="Table15.1">
            <table:table-cell table:style-name="Table15.A3" office:value-type="string">
              <text:p text:style-name="P69"><text:span text:style-name="Code_20_Small1"><text:span text:style-name="T3">int</text:span></text:span></text:p>
            </table:table-cell>
            <table:table-cell table:style-name="Table15.A3" office:value-type="string">
              <text:p text:style-name="P74"><text:a xlink:type="simple" xlink:href="#r32" text:style-name="Internet_20_link" text:visited-style-name="Visited_20_Internet_20_Link"><text:span text:style-name="Code2"><text:span text:style-name="T23">size</text:span></text:span></text:a></text:p>
              <text:p text:style-name="P75">The pixel size of this Icon.</text:p>
            </table:table-cell>
            <table:table-cell table:style-name="Table15.C3" office:value-type="string">
              <text:p text:style-name="P70"><text:span text:style-name="Page_20_Reference_20_Font"><text:span text:style-name="T3"><text:bookmark-ref text:reference-format="page" text:ref-name="r32">23</text:bookmark-ref></text:span></text:span></text:p>
            </table:table-cell>
          </table:table-row>
        </table:table>
        <text:p text:style-name="P90">Element Detail</text:p>
        <text:p text:style-name="P101"><text:bookmark text:name="r31"/>resource</text:p>
        <text:p text:style-name="P34"><text:span text:style-name="Code2">public abstract String </text:span><text:span text:style-name="Code2"><text:span text:style-name="T18">resource</text:span></text:span></text:p>
        <text:p text:style-name="P56">The resource name for this Icon.</text:p>
        <text:p text:style-name="P56">The resource is a URL. The resource URL can be relative to the root of the bundle containing the Meta Type Resource.</text:p>
        <text:p text:style-name="P52"><text:span text:style-name="T27">If the resource begins with the percent sign (</text:span><text:span text:style-name="Code2">'%'</text:span><text:span text:style-name="Default_20_Paragraph_20_Font"><text:span text:style-name="T27"> \u0025), the resourc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See Also:</text:p>
        <text:p text:style-name="P78">"The resource attribute of the Icon element of a Meta Type Resource."</text:p>
        <text:p text:style-name="P80"/>
        <text:p text:style-name="P100"><text:bookmark text:name="r32"/>size</text:p>
        <text:p text:style-name="P34"><text:span text:style-name="Code2">public abstract int </text:span><text:span text:style-name="Code2"><text:span text:style-name="T18">size</text:span></text:span></text:p>
        <text:p text:style-name="P56">The pixel size of this Icon.</text:p>
        <text:p text:style-name="P53">For example, 32 represents a 32x32 icon.</text:p>
        <text:p text:style-name="P58">See Also:</text:p>
        <text:p text:style-name="P78">"The size attribute of the Icon element of a Meta Type Resource."</text:p>
        <text:p text:style-name="P107"><text:bookmark text:name="r41"/>Annotation Type ObjectClassDefini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ElementType.TYPE)<text:line-break/></text:span><text:span text:style-name="Code2">public @interface </text:span><text:span text:style-name="Code2"><text:span text:style-name="T18">ObjectClassDefinition</text:span></text:span></text:p>
        <text:p text:style-name="P61"><text:span text:style-name="T27">Generate a Meta Type Resource using the annotated type as an </text:span><text:span text:style-name="Code2">ObjectClassDefinition</text:span><text:span text:style-name="Default_20_Paragraph_20_Font"><text:span text:style-name="T27">.</text:span></text:span></text:p>
        <text:p text:style-name="P61"><text:span text:style-name="T27">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 if not explicitly annotated.</text:span></text:span></text:p>
        <text:p text:style-name="P33">This annotation is not processed at runtime. It must be processed by tools and used to generate a Meta Type Resource document for the bundle.</text:p>
        <text:p text:style-name="P63">See Also:</text:p>
        <text:p text:style-name="P54">"The OCD element of a Meta Type Resource."</text:p>
        <text:p text:style-name="P6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7"><text:span text:style-name="Summary_20_Heading_20_Font2"><text:span text:style-name="T3">Required Element Summary</text:span></text:span></text:p>
            </table:table-cell>
            <table:covered-table-cell/>
            <table:table-cell table:style-name="Table17.A1" office:value-type="string">
              <text:p text:style-name="P68"><text:span text:style-name="Page_20_Reference_20_Font"><text:span text:style-name="T6">Page</text:span></text:span></text:p>
            </table:table-cell>
          </table:table-row>
          <table:table-row table:style-name="Table17.1">
            <table:table-cell table:style-name="Table17.A2" office:value-type="string">
              <text:p text:style-name="P69"><text:span text:style-name="Code_20_Small1"><text:span text:style-name="T3">String</text:span></text:span></text:p>
            </table:table-cell>
            <table:table-cell table:style-name="Table17.A2" office:value-type="string">
              <text:p text:style-name="P74"><text:a xlink:type="simple" xlink:href="#r36" text:style-name="Internet_20_link" text:visited-style-name="Visited_20_Internet_20_Link"><text:span text:style-name="Code2"><text:span text:style-name="T23">description</text:span></text:span></text:a></text:p>
              <text:p text:style-name="P75">The human readable description of this ObjectClassDefinition.</text:p>
            </table:table-cell>
            <table:table-cell table:style-name="Table17.C2" office:value-type="string">
              <text:p text:style-name="P70"><text:span text:style-name="Page_20_Reference_20_Font"><text:span text:style-name="T3"><text:bookmark-ref text:reference-format="page" text:ref-name="r36">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9" text:style-name="Internet_20_link" text:visited-style-name="Visited_20_Internet_20_Link"><text:span text:style-name="Code2"><text:span text:style-name="T23">factoryPid</text:span></text:span></text:a></text:p>
              <text:p text:style-name="P75">The factory PIDs associated with this ObjectClassDefinition.</text:p>
            </table:table-cell>
            <table:table-cell table:style-name="Table17.C3" office:value-type="string">
              <text:p text:style-name="P70"><text:span text:style-name="Page_20_Reference_20_Font"><text:span text:style-name="T3"><text:bookmark-ref text:reference-format="page" text:ref-name="r39">26</text:bookmark-ref></text:span></text:span></text:p>
            </table:table-cell>
          </table:table-row>
          <table:table-row table:style-name="Table17.1">
            <table:table-cell table:style-name="Table17.A3" office:value-type="string">
              <text:p text:style-name="P71"><text:a xlink:type="simple" xlink:href="#r33" text:style-name="Internet_20_link" text:visited-style-name="Visited_20_Internet_20_Link"><text:span text:style-name="Code_20_Small1"><text:span text:style-name="T21">Icon</text:span></text:span></text:a><text:span text:style-name="Code_20_Small1"><text:span text:style-name="T3">[]</text:span></text:span></text:p>
            </table:table-cell>
            <table:table-cell table:style-name="Table17.A3" office:value-type="string">
              <text:p text:style-name="P74"><text:a xlink:type="simple" xlink:href="#r40" text:style-name="Internet_20_link" text:visited-style-name="Visited_20_Internet_20_Link"><text:span text:style-name="Code2"><text:span text:style-name="T23">icon</text:span></text:span></text:a></text:p>
              <text:p text:style-name="P75">The icon resources associated with this ObjectClassDefinition.</text:p>
            </table:table-cell>
            <table:table-cell table:style-name="Table17.C3" office:value-type="string">
              <text:p text:style-name="P70"><text:span text:style-name="Page_20_Reference_20_Font"><text:span text:style-name="T3"><text:bookmark-ref text:reference-format="page" text:ref-name="r40">26</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4" text:style-name="Internet_20_link" text:visited-style-name="Visited_20_Internet_20_Link"><text:span text:style-name="Code2"><text:span text:style-name="T23">id</text:span></text:span></text:a></text:p>
              <text:p text:style-name="P75">The id of this ObjectClassDefinition.</text:p>
            </table:table-cell>
            <table:table-cell table:style-name="Table17.C3" office:value-type="string">
              <text:p text:style-name="P70"><text:span text:style-name="Page_20_Reference_20_Font"><text:span text:style-name="T3"><text:bookmark-ref text:reference-format="page" text:ref-name="r34">24</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7" text:style-name="Internet_20_link" text:visited-style-name="Visited_20_Internet_20_Link"><text:span text:style-name="Code2"><text:span text:style-name="T23">localization</text:span></text:span></text:a></text:p>
              <text:p text:style-name="P75">The localization resource of this ObjectClassDefinition.</text:p>
            </table:table-cell>
            <table:table-cell table:style-name="Table17.C3" office:value-type="string">
              <text:p text:style-name="P70"><text:span text:style-name="Page_20_Reference_20_Font"><text:span text:style-name="T3"><text:bookmark-ref text:reference-format="page" text:ref-name="r37">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5" text:style-name="Internet_20_link" text:visited-style-name="Visited_20_Internet_20_Link"><text:span text:style-name="Code2"><text:span text:style-name="T23">name</text:span></text:span></text:a></text:p>
              <text:p text:style-name="P75">The human readable name of this ObjectClassDefinition.</text:p>
            </table:table-cell>
            <table:table-cell table:style-name="Table17.C3" office:value-type="string">
              <text:p text:style-name="P70"><text:span text:style-name="Page_20_Reference_20_Font"><text:span text:style-name="T3"><text:bookmark-ref text:reference-format="page" text:ref-name="r35">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38" text:style-name="Internet_20_link" text:visited-style-name="Visited_20_Internet_20_Link"><text:span text:style-name="Code2"><text:span text:style-name="T23">pid</text:span></text:span></text:a></text:p>
              <text:p text:style-name="P75">The PIDs associated with this ObjectClassDefinition.</text:p>
            </table:table-cell>
            <table:table-cell table:style-name="Table17.C3" office:value-type="string">
              <text:p text:style-name="P70"><text:span text:style-name="Page_20_Reference_20_Font"><text:span text:style-name="T3"><text:bookmark-ref text:reference-format="page" text:ref-name="r38">25</text:bookmark-ref></text:span></text:span></text:p>
            </table:table-cell>
          </table:table-row>
        </table:table>
        <text:p text:style-name="P90">Element Detail</text:p>
        <text:p text:style-name="P101"><text:bookmark text:name="r34"/>id</text:p>
        <text:p text:style-name="P34"><text:span text:style-name="Code2">public abstract String </text:span><text:span text:style-name="Code2"><text:span text:style-name="T18">id</text:span></text:span></text:p>
        <text:p text:style-name="P56">The id of this ObjectClassDefinition.</text:p>
        <text:p text:style-name="P52"><text:span text:style-name="T27">If not specified, the id of this ObjectClassDefinition is the fully qualified name of the annotated type using the dollar sign (</text:span><text:span text:style-name="Code2">'$'</text:span><text:span text:style-name="Default_20_Paragraph_20_Font"><text:span text:style-name="T27">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1">pid()</text:span></text:span></text:a><text:span text:style-name="Default_20_Paragraph_20_Font"><text:span text:style-name="T27"> or </text:span></text:span><text:a xlink:type="simple" xlink:href="#r39" text:style-name="Internet_20_link" text:visited-style-name="Visited_20_Internet_20_Link"><text:span text:style-name="Code2"><text:span text:style-name="T21">factoryPid()</text:span></text:span></text:a><text:span text:style-name="Default_20_Paragraph_20_Font"><text:span text:style-name="T27"> element.</text:span></text:span></text:p>
        <text:p text:style-name="P58">Default:</text:p>
        <text:p text:style-name="P78">""</text:p>
        <text:p text:style-name="P58">See Also:</text:p>
        <text:p text:style-name="P78">"The id attribute of the OCD element of a Meta Type Resource."</text:p>
        <text:p text:style-name="P80"/>
        <text:p text:style-name="P100"><text:bookmark text:name="r35"/><text:soft-page-break/>name</text:p>
        <text:p text:style-name="P34"><text:span text:style-name="Code2">public abstract String </text:span><text:span text:style-name="Code2"><text:span text:style-name="T18">name</text:span></text:span></text:p>
        <text:p text:style-name="P56">The human readable name of this ObjectClassDefinition.</text:p>
        <text:p text:style-name="P57"><text:span text:style-name="T27">If not specified, the name of this ObjectClassDefinition is derived from the </text:span><text:a xlink:type="simple" xlink:href="#r34" text:style-name="Internet_20_link" text:visited-style-name="Visited_20_Internet_20_Link"><text:span text:style-name="Code2"><text:span text:style-name="T21">id()</text:span></text:span></text:a><text:span text:style-name="Default_20_Paragraph_20_Font"><text:span text:style-name="T27">. For example, low line (</text:span></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text:span></text:span><text:span text:style-name="Code2">' '</text:span><text:span text:style-name="Default_20_Paragraph_20_Font"><text:span text:style-name="T27"> \u0020) and space is inserted between camel case words.</text:span></text:span></text:p>
        <text:p text:style-name="P52"><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name attribute of the OCD element of a Meta Type Resource."</text:p>
        <text:p text:style-name="P80"/>
        <text:p text:style-name="P100"><text:bookmark text:name="r36"/>description</text:p>
        <text:p text:style-name="P34"><text:span text:style-name="Code2">public abstract String </text:span><text:span text:style-name="Code2"><text:span text:style-name="T18">description</text:span></text:span></text:p>
        <text:p text:style-name="P56">The human readable description of this ObjectClassDefinition.</text:p>
        <text:p text:style-name="P56">If not specified, the description of this ObjectClassDefinition is the empty string.</text:p>
        <text:p text:style-name="P52"><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description attribute of the OCD element of a Meta Type Resource."</text:p>
        <text:p text:style-name="P80"/>
        <text:p text:style-name="P100"><text:bookmark text:name="r37"/>localization</text:p>
        <text:p text:style-name="P34"><text:span text:style-name="Code2">public abstract String </text:span><text:span text:style-name="Code2"><text:span text:style-name="T18">localization</text:span></text:span></text:p>
        <text:p text:style-name="P56">The localization resource of this ObjectClassDefinition.</text:p>
        <text:p text:style-name="P53">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58">Default:</text:p>
        <text:p text:style-name="P78">""</text:p>
        <text:p text:style-name="P58">See Also:</text:p>
        <text:p text:style-name="P78">"The localization attribute of the OCD element of a Meta Type Resource."</text:p>
        <text:p text:style-name="P80"/>
        <text:p text:style-name="P100"><text:bookmark text:name="r38"/>pid</text:p>
        <text:p text:style-name="P34"><text:span text:style-name="Code2">public abstract String[] </text:span><text:span text:style-name="Code2"><text:span text:style-name="T18">pid</text:span></text:span></text:p>
        <text:p text:style-name="P56">The PIDs associated with this ObjectClassDefinition.</text:p>
        <text:p text:style-name="P52"><text:span text:style-name="T27">For each specified PID, a </text:span><text:span text:style-name="Code2">Designate</text:span><text:span text:style-name="Default_20_Paragraph_20_Font"><text:span text:style-name="T27"> element with a 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pid attributes will be generated.</text:span></text:span></text:p>
        <text:p text:style-name="P58">Default:</text:p>
        <text:p text:style-name="P78">{}</text:p>
        <text:p text:style-name="P58"><text:soft-page-break/>See Also:</text:p>
        <text:p text:style-name="P78">"The pid of the Designate element of a Meta Type Resource."</text:p>
        <text:p text:style-name="P80"/>
        <text:p text:style-name="P100"><text:bookmark text:name="r39"/>factoryPid</text:p>
        <text:p text:style-name="P34"><text:span text:style-name="Code2">public abstract String[] </text:span><text:span text:style-name="Code2"><text:span text:style-name="T18">factoryPid</text:span></text:span></text:p>
        <text:p text:style-name="P56">The factory PIDs associated with this ObjectClassDefinition.</text:p>
        <text:p text:style-name="P52"><text:span text:style-name="T27">For each specified factory PID, a </text:span><text:span text:style-name="Code2">Designate</text:span><text:span text:style-name="Default_20_Paragraph_20_Font"><text:span text:style-name="T27"> element with a factory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factoryPid attributes will be generated.</text:span></text:span></text:p>
        <text:p text:style-name="P58">Default:</text:p>
        <text:p text:style-name="P78">{}</text:p>
        <text:p text:style-name="P58">See Also:</text:p>
        <text:p text:style-name="P78">"The factoryPid of the Designate element of a Meta Type Resource."</text:p>
        <text:p text:style-name="P80"/>
        <text:p text:style-name="P100"><text:bookmark text:name="r40"/>icon</text:p>
        <text:p text:style-name="P34"><text:span text:style-name="Code2">public abstract </text:span><text:a xlink:type="simple" xlink:href="#r33" text:style-name="Internet_20_link" text:visited-style-name="Visited_20_Internet_20_Link"><text:span text:style-name="Code2"><text:span text:style-name="T21">Icon</text:span></text:span></text:a><text:span text:style-name="Code2">[] </text:span><text:span text:style-name="Code2"><text:span text:style-name="T18">icon</text:span></text:span></text:p>
        <text:p text:style-name="P56">The icon resources associated with this ObjectClassDefinition.</text:p>
        <text:p text:style-name="P52"><text:span text:style-name="T27">For each specified </text:span><text:a xlink:type="simple" xlink:href="#r33" text:style-name="Internet_20_link" text:visited-style-name="Visited_20_Internet_20_Link"><text:span text:style-name="Code2"><text:span text:style-name="T21">Icon</text:span></text:span></text:a><text:span text:style-name="Default_20_Paragraph_20_Font"><text:span text:style-name="T27">, an </text:span></text:span><text:span text:style-name="Code2">Icon</text:span><text:span text:style-name="Default_20_Paragraph_20_Font"><text:span text:style-name="T27"> element is generated for this ObjectClassDefinition. If not specified, no Icon elements will be generated.</text:span></text:span></text:p>
        <text:p text:style-name="P58">Default:</text:p>
        <text:p text:style-name="P78">{}</text:p>
        <text:p text:style-name="P58">See Also:</text:p>
        <text:p text:style-name="P78">"The Icon element of a Meta Type Resource."</text:p>
        <text:p text:style-name="P108"><text:bookmark text:name="r44"/>Annotation Type Option</text:p>
        <text:p text:style-name="P62"><text:a xlink:type="simple" xlink:href="#r3" text:style-name="Internet_20_link" text:visited-style-name="Visited_20_Internet_20_Link"><text:span text:style-name="T24">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18">Option</text:span></text:span></text:p>
        <text:p text:style-name="P35"><text:span text:style-name="Code2">Option</text:span><text:span text:style-name="Default_20_Paragraph_20_Font"><text:span text:style-name="T27"> information for an </text:span></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text:span></text:span></text:p>
        <text:p text:style-name="P63">See Also:</text:p>
        <text:p text:style-name="P55"><text:a xlink:type="simple" xlink:href="#r12" text:style-name="Internet_20_link" text:visited-style-name="Visited_20_Internet_20_Link"><text:span text:style-name="Code2"><text:span text:style-name="T21">AttributeDefinition.options()</text:span></text:span></text:a></text:p>
        <text:p text:style-name="P6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67"><text:span text:style-name="Summary_20_Heading_20_Font2"><text:span text:style-name="T3">Required Element Summary</text:span></text:span></text:p>
            </table:table-cell>
            <table:covered-table-cell/>
            <table:table-cell table:style-name="Table19.A1" office:value-type="string">
              <text:p text:style-name="P68"><text:span text:style-name="Page_20_Reference_20_Font"><text:span text:style-name="T6">Page</text:span></text:span></text:p>
            </table:table-cell>
          </table:table-row>
          <table:table-row table:style-name="Table19.1">
            <table:table-cell table:style-name="Table19.A2" office:value-type="string">
              <text:p text:style-name="P69"><text:span text:style-name="Code_20_Small1"><text:span text:style-name="T3">String</text:span></text:span></text:p>
            </table:table-cell>
            <table:table-cell table:style-name="Table19.A2" office:value-type="string">
              <text:p text:style-name="P74"><text:a xlink:type="simple" xlink:href="#r42" text:style-name="Internet_20_link" text:visited-style-name="Visited_20_Internet_20_Link"><text:span text:style-name="Code2"><text:span text:style-name="T23">label</text:span></text:span></text:a></text:p>
              <text:p text:style-name="P75">The human readable label of this Option.</text:p>
            </table:table-cell>
            <table:table-cell table:style-name="Table19.C2" office:value-type="string">
              <text:p text:style-name="P70"><text:span text:style-name="Page_20_Reference_20_Font"><text:span text:style-name="T3"><text:bookmark-ref text:reference-format="page" text:ref-name="r42">27</text:bookmark-ref></text:span></text:span></text:p>
            </table:table-cell>
          </table:table-row>
          <table:table-row table:style-name="Table19.1">
            <table:table-cell table:style-name="Table19.A3" office:value-type="string">
              <text:p text:style-name="P69"><text:span text:style-name="Code_20_Small1"><text:span text:style-name="T3">String</text:span></text:span></text:p>
            </table:table-cell>
            <table:table-cell table:style-name="Table19.A3" office:value-type="string">
              <text:p text:style-name="P74"><text:a xlink:type="simple" xlink:href="#r43" text:style-name="Internet_20_link" text:visited-style-name="Visited_20_Internet_20_Link"><text:span text:style-name="Code2"><text:span text:style-name="T23">value</text:span></text:span></text:a></text:p>
              <text:p text:style-name="P75">The value of this Option.</text:p>
            </table:table-cell>
            <table:table-cell table:style-name="Table19.C3" office:value-type="string">
              <text:p text:style-name="P70"><text:span text:style-name="Page_20_Reference_20_Font"><text:span text:style-name="T3"><text:bookmark-ref text:reference-format="page" text:ref-name="r43">27</text:bookmark-ref></text:span></text:span></text:p>
            </table:table-cell>
          </table:table-row>
        </table:table>
        <text:p text:style-name="P90">Element Detail</text:p>
        <text:p text:style-name="P101"><text:bookmark text:name="r42"/>label</text:p>
        <text:p text:style-name="P34"><text:span text:style-name="Code2">public abstract String </text:span><text:span text:style-name="Code2"><text:span text:style-name="T18">label</text:span></text:span></text:p>
        <text:p text:style-name="P56">The human readable label of this Option.</text:p>
        <text:p text:style-name="P56">If not specified, the label of this Option is the empty string.</text:p>
        <text:p text:style-name="P52"><text:span text:style-name="T27">If the label begins with the percent sign (</text:span><text:span text:style-name="Code2">'%'</text:span><text:span text:style-name="Default_20_Paragraph_20_Font"><text:span text:style-name="T27"> \u0025), the label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58">Default:</text:p>
        <text:p text:style-name="P78">""</text:p>
        <text:p text:style-name="P58">See Also:</text:p>
        <text:p text:style-name="P78">"The label attribute of the Option element of a Meta Type Resource."</text:p>
        <text:p text:style-name="P80"/>
        <text:p text:style-name="P100"><text:bookmark text:name="r43"/>value</text:p>
        <text:p text:style-name="P34"><text:span text:style-name="Code2">public abstract String </text:span><text:span text:style-name="Code2"><text:span text:style-name="T18">value</text:span></text:span></text:p>
        <text:p text:style-name="P53">The value of this Option.</text:p>
        <text:p text:style-name="P58">See Also:</text:p>
        <text:p text:style-name="P78">"The value attribute of the Option element of a Meta Type Resource."</text:p>
        <text:section text:style-name="Sect2" text:name="Section1">
          <text:p text:style-name="P83"><text:span text:style-name="T29">Java API documentation generated with </text:span><text:a xlink:type="simple" xlink:href="http://www.filigris.com/products/docflex_javadoc/#docflex-doclet" text:style-name="Internet_20_link" text:visited-style-name="Visited_20_Internet_20_Link"><text:span text:style-name="T25">DocFlex/Doclet</text:span></text:a><text:span text:style-name="Default_20_Paragraph_20_Font"><text:span text:style-name="T29"> v1.5.6</text:span></text:span></text:p>
          <text:p text:style-name="P28"><text:span text:style-name="T29">DocFlex/Doclet is both a multi-format Javadoc doclet and a free edition of </text:span><text:a xlink:type="simple" xlink:href="http://www.filigris.com/products/docflex_javadoc/" text:style-name="Internet_20_link" text:visited-style-name="Visited_20_Internet_20_Link"><text:span text:style-name="T25">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5">www.docflex.com</text:span></text:span></text:a></text:p>
        </text:section>
      </text:section>
      <text:p text:style-name="P8"/>
      <text:h text:style-name="P88" text:outline-level="1"><text:soft-page-break/>Considered Alternatives</text:h>
      <text:p text:style-name="Body"/>
      <text:h text:style-name="P88" text:outline-level="1">Security Considerations</text:h>
      <text:p text:style-name="P8">The annotations do not have any security considerations.</text:p>
      <text:h text:style-name="P88" text:outline-level="1">Document Support</text:h>
      <text:h text:style-name="P85" text:outline-level="2">References</text:h>
      <text:list xml:id="list4762079786010152618" text:style-name="WW8Num3">
        <text:list-item>
          <text:p text:style-name="P98"><text:bookmark-start text:name="_Ref493020620"/>Bradner, S., Key words for use in RFCs to Indicate Requirement Levels, RFC2119, March 1997.<text:bookmark-end text:name="_Ref493020620"/></text:p>
        </text:list-item>
        <text:list-item>
          <text:p text:style-name="P98">Software Requirements &amp; Specifications. Michael Jackson. ISBN 0-201-87712-0</text:p>
        </text:list-item>
      </text:list>
      <text:p text:style-name="P12"/>
      <text:h text:style-name="P85"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8"/>
      <text:h text:style-name="P85" text:outline-level="2">Acronyms and Abbreviations</text:h>
      <text:p text:style-name="P8"/>
      <text:h text:style-name="P85"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208 Metatype Annotations</text:user-defined><text:tab/>Page <text:page-number text:select-page="current">12</text:page-number> of <text:page-count style:num-format="1">28</text:page-count></text:p>
        <text:p text:style-name="Header"/>
        <text:p text:style-name="Header"><text:tab/>Draft<text:tab/> <text:modification-date style:data-style-name="N76">September 26,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text:p>
            </table:table-cell>
            <table:table-cell table:style-name="Table4.A1" office:value-type="string">
              <text:p text:style-name="MP4">Page <text:page-number style:num-format="1" text:select-page="current">13</text:page-number> of <text:page-count style:num-format="1">28</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7</text:page-number> of <text:page-count style:num-format="1">28</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1</text:page-number> of <text:page-count style:num-format="1">28</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2</text:page-number> of <text:page-count style:num-format="1">28</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3</text:page-number> of <text:page-count style:num-format="1">28</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6</text:page-number> of <text:page-count style:num-format="1">28</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8</text:page-number>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3-11-19T10:54:07</meta:creation-date>
    <meta:editing-cycles>84</meta:editing-cycles>
    <meta:editing-duration>PT19H25M57S</meta:editing-duration>
    <meta:initial-creator>BJ Hargrave</meta:initial-creator>
    <dc:date>2014-09-26T17:21:39</dc:date>
    <dc:creator>BJ Hargrave</dc:creator>
    <meta:document-statistic meta:table-count="19" meta:image-count="4" meta:object-count="0" meta:page-count="28" meta:paragraph-count="719" meta:word-count="6429" meta:character-count="42292"/>
    <meta:user-defined meta:name="Info"/>
    <meta:user-defined meta:name="Info 3"/>
    <meta:user-defined meta:name="Info 4"/>
    <meta:user-defined meta:name="RFC Title">RFC 208 Metatype Annotations</meta:user-defined>
  </office:meta>
</office:document-meta>
</file>